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all Size</text:p>
          </table:table-cell>
          <table:table-cell office:value-type="string" calcext:value-type="string">
            <text:p>Player 1 Size</text:p>
          </table:table-cell>
          <table:table-cell office:value-type="string" calcext:value-type="string">
            <text:p>Player 2 Size</text:p>
          </table:table-cell>
          <table:table-cell table:style-name="ce1" office:value-type="string" calcext:value-type="string">
            <text:p>Largest Playerpart size</text:p>
          </table:table-cell>
          <table:table-cell table:style-name="ce1" office:value-type="string" calcext:value-type="string">
            <text:p>Both players as one</text:p>
          </table:table-cell>
          <table:table-cell table:number-columns-repeated="2"/>
          <table:table-cell office:value-type="string" calcext:value-type="string">
            <text:p>Ball Size</text:p>
          </table:table-cell>
          <table:table-cell/>
          <table:table-cell table:number-columns-repeated="2" office:value-type="string" calcext:value-type="string">
            <text:p>Player Size</text:p>
          </table:table-cell>
          <table:table-cell/>
          <table:table-cell table:number-columns-repeated="2" table:style-name="ce1" office:value-type="string" calcext:value-type="string">
            <text:p>Players as One Object</text:p>
          </table:table-cell>
          <table:table-cell/>
          <table:table-cell table:number-columns-repeated="2" table:style-name="ce1" office:value-type="string" calcext:value-type="string">
            <text:p>Incomplete Player Detection 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8136.5" calcext:value-type="float">
            <text:p>18136.5</text:p>
          </table:table-cell>
          <table:table-cell/>
          <table:table-cell office:value-type="float" office:value="2355.5" calcext:value-type="float">
            <text:p>2355.5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NORMDIST([.G2];873;292;0)" office:value-type="float" office:value="0.000208764310043795" calcext:value-type="float">
            <text:p>0.000208764310044</text:p>
          </table:table-cell>
          <table:table-cell/>
          <table:table-cell office:value-type="float" office:value="10018.5" calcext:value-type="float">
            <text:p>10018.5</text:p>
          </table:table-cell>
          <table:table-cell table:formula="of:=NORMDIST([.J2];19650;282;0)" office:value-type="float" office:value="7.00724835442588E-257" calcext:value-type="float">
            <text:p>7.00724835442588E-257</text:p>
          </table:table-cell>
          <table:table-cell/>
          <table:table-cell office:value-type="float" office:value="31736" calcext:value-type="float">
            <text:p>31736</text:p>
          </table:table-cell>
          <table:table-cell table:formula="of:=NORMDIST([.M2];40039;4460;0)" office:value-type="float" office:value="0.0000158121796126262" calcext:value-type="float">
            <text:p>1.58121796126262E-05</text:p>
          </table:table-cell>
          <table:table-cell/>
          <table:table-cell office:value-type="float" office:value="2355.5" calcext:value-type="float">
            <text:p>2355.5</text:p>
          </table:table-cell>
          <table:table-cell table:formula="of:=NORMDIST([.P2];7726;2869;0)" office:value-type="float" office:value="0.0000241150486832325" calcext:value-type="float">
            <text:p>2.41150486832325E-05</text:p>
          </table:table-cell>
        </table:table-row>
        <table:table-row table:style-name="ro2">
          <table:table-cell office:value-type="float" office:value="1291.5" calcext:value-type="float">
            <text:p>1291.5</text:p>
          </table:table-cell>
          <table:table-cell office:value-type="float" office:value="20928" calcext:value-type="float">
            <text:p>20928</text:p>
          </table:table-cell>
          <table:table-cell/>
          <table:table-cell office:value-type="float" office:value="12090" calcext:value-type="float">
            <text:p>12090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NORMDIST([.G3];873;292;0)" office:value-type="float" office:value="0.000210153508050855" calcext:value-type="float">
            <text:p>0.000210153508051</text:p>
          </table:table-cell>
          <table:table-cell/>
          <table:table-cell office:value-type="float" office:value="14711" calcext:value-type="float">
            <text:p>14711</text:p>
          </table:table-cell>
          <table:table-cell table:formula="of:=NORMDIST([.J3];19650;282;0)" office:value-type="float" office:value="3.4791338061466E-070" calcext:value-type="float">
            <text:p>3.4791338061466E-70</text:p>
          </table:table-cell>
          <table:table-cell/>
          <table:table-cell office:value-type="float" office:value="32484" calcext:value-type="float">
            <text:p>32484</text:p>
          </table:table-cell>
          <table:table-cell table:formula="of:=NORMDIST([.M3];40039;4460;0)" office:value-type="float" office:value="0.0000213049861154602" calcext:value-type="float">
            <text:p>2.13049861154602E-05</text:p>
          </table:table-cell>
          <table:table-cell/>
          <table:table-cell office:value-type="float" office:value="3672" calcext:value-type="float">
            <text:p>3672</text:p>
          </table:table-cell>
          <table:table-cell table:formula="of:=NORMDIST([.P3];7726;2869;0)" office:value-type="float" office:value="0.0000512398720527009" calcext:value-type="float">
            <text:p>5.12398720527009E-05</text:p>
          </table:table-cell>
        </table:table-row>
        <table:table-row table:style-name="ro2">
          <table:table-cell office:value-type="float" office:value="1141.5" calcext:value-type="float">
            <text:p>1141.5</text:p>
          </table:table-cell>
          <table:table-cell office:value-type="float" office:value="18513.5" calcext:value-type="float">
            <text:p>18513.5</text:p>
          </table:table-cell>
          <table:table-cell office:value-type="float" office:value="19498" calcext:value-type="float">
            <text:p>19498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formula="of:=NORMDIST([.G4];873;292;0)" office:value-type="float" office:value="0.000233308282258453" calcext:value-type="float">
            <text:p>0.000233308282258</text:p>
          </table:table-cell>
          <table:table-cell/>
          <table:table-cell office:value-type="float" office:value="14943" calcext:value-type="float">
            <text:p>14943</text:p>
          </table:table-cell>
          <table:table-cell table:formula="of:=NORMDIST([.J4];19650;282;0)" office:value-type="float" office:value="4.48927757139088E-064" calcext:value-type="float">
            <text:p>4.48927757139088E-64</text:p>
          </table:table-cell>
          <table:table-cell/>
          <table:table-cell office:value-type="float" office:value="33220" calcext:value-type="float">
            <text:p>33220</text:p>
          </table:table-cell>
          <table:table-cell table:formula="of:=NORMDIST([.M4];40039;4460;0)" office:value-type="float" office:value="0.0000277952192748535" calcext:value-type="float">
            <text:p>2.77952192748535E-05</text:p>
          </table:table-cell>
          <table:table-cell/>
          <table:table-cell office:value-type="float" office:value="4043.5" calcext:value-type="float">
            <text:p>4043.5</text:p>
          </table:table-cell>
          <table:table-cell table:formula="of:=NORMDIST([.P4];7726;2869;0)" office:value-type="float" office:value="0.0000610141083639892" calcext:value-type="float">
            <text:p>6.10141083639892E-05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7259" calcext:value-type="float">
            <text:p>17259</text:p>
          </table:table-cell>
          <table:table-cell office:value-type="float" office:value="15823.5" calcext:value-type="float">
            <text:p>15823.5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NORMDIST([.G5];873;292;0)" office:value-type="float" office:value="0.000471357873572172" calcext:value-type="float">
            <text:p>0.000471357873572</text:p>
          </table:table-cell>
          <table:table-cell/>
          <table:table-cell office:value-type="float" office:value="15103" calcext:value-type="float">
            <text:p>15103</text:p>
          </table:table-cell>
          <table:table-cell table:formula="of:=NORMDIST([.J5];19650;282;0)" office:value-type="float" office:value="4.95671040200221E-060" calcext:value-type="float">
            <text:p>4.95671040200221E-60</text:p>
          </table:table-cell>
          <table:table-cell/>
          <table:table-cell office:value-type="float" office:value="34246" calcext:value-type="float">
            <text:p>34246</text:p>
          </table:table-cell>
          <table:table-cell table:formula="of:=NORMDIST([.M5];40039;4460;0)" office:value-type="float" office:value="0.0000384794660800501" calcext:value-type="float">
            <text:p>3.84794660800501E-05</text:p>
          </table:table-cell>
          <table:table-cell/>
          <table:table-cell office:value-type="float" office:value="4489" calcext:value-type="float">
            <text:p>4489</text:p>
          </table:table-cell>
          <table:table-cell table:formula="of:=NORMDIST([.P5];7726;2869;0)" office:value-type="float" office:value="0.0000735789676783005" calcext:value-type="float">
            <text:p>7.35789676783005E-05</text:p>
          </table:table-cell>
        </table:table-row>
        <table:table-row table:style-name="ro2">
          <table:table-cell office:value-type="float" office:value="1031.5" calcext:value-type="float">
            <text:p>1031.5</text:p>
          </table:table-cell>
          <table:table-cell office:value-type="float" office:value="16112" calcext:value-type="float">
            <text:p>16112</text:p>
          </table:table-cell>
          <table:table-cell/>
          <table:table-cell office:value-type="float" office:value="8052.5" calcext:value-type="float">
            <text:p>8052.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formula="of:=NORMDIST([.G6];873;292;0)" office:value-type="float" office:value="0.000497634950731821" calcext:value-type="float">
            <text:p>0.000497634950732</text:p>
          </table:table-cell>
          <table:table-cell/>
          <table:table-cell office:value-type="float" office:value="15234" calcext:value-type="float">
            <text:p>15234</text:p>
          </table:table-cell>
          <table:table-cell table:formula="of:=NORMDIST([.J6];19650;282;0)" office:value-type="float" office:value="7.96748142345279E-057" calcext:value-type="float">
            <text:p>7.96748142345279E-57</text:p>
          </table:table-cell>
          <table:table-cell/>
          <table:table-cell office:value-type="float" office:value="34520" calcext:value-type="float">
            <text:p>34520</text:p>
          </table:table-cell>
          <table:table-cell table:formula="of:=NORMDIST([.M6];40039;4460;0)" office:value-type="float" office:value="0.0000415972566744249" calcext:value-type="float">
            <text:p>4.15972566744249E-05</text:p>
          </table:table-cell>
          <table:table-cell/>
          <table:table-cell office:value-type="float" office:value="6232.5" calcext:value-type="float">
            <text:p>6232.5</text:p>
          </table:table-cell>
          <table:table-cell table:formula="of:=NORMDIST([.P6];7726;2869;0)" office:value-type="float" office:value="0.00012143260625857" calcext:value-type="float">
            <text:p>0.000121432606259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7388" calcext:value-type="float">
            <text:p>17388</text:p>
          </table:table-cell>
          <table:table-cell/>
          <table:table-cell office:value-type="float" office:value="6232.5" calcext:value-type="float">
            <text:p>6232.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table:formula="of:=NORMDIST([.G7];873;292;0)" office:value-type="float" office:value="0.00052463186722409" calcext:value-type="float">
            <text:p>0.000524631867224</text:p>
          </table:table-cell>
          <table:table-cell/>
          <table:table-cell office:value-type="float" office:value="15823.5" calcext:value-type="float">
            <text:p>15823.5</text:p>
          </table:table-cell>
          <table:table-cell table:formula="of:=NORMDIST([.J7];19650;282;0)" office:value-type="float" office:value="1.47611253812893E-043" calcext:value-type="float">
            <text:p>1.47611253812893E-43</text:p>
          </table:table-cell>
          <table:table-cell/>
          <table:table-cell office:value-type="float" office:value="34943" calcext:value-type="float">
            <text:p>34943</text:p>
          </table:table-cell>
          <table:table-cell table:formula="of:=NORMDIST([.M7];40039;4460;0)" office:value-type="float" office:value="0.0000465673464237446" calcext:value-type="float">
            <text:p>4.65673464237446E-05</text:p>
          </table:table-cell>
          <table:table-cell/>
          <table:table-cell office:value-type="float" office:value="7645" calcext:value-type="float">
            <text:p>7645</text:p>
          </table:table-cell>
          <table:table-cell table:formula="of:=NORMDIST([.P7];7726;2869;0)" office:value-type="float" office:value="0.0001389973213842" calcext:value-type="float">
            <text:p>0.000138997321384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0018.5" calcext:value-type="float">
            <text:p>10018.5</text:p>
          </table:table-cell>
          <table:table-cell/>
          <table:table-cell office:value-type="float" office:value="4043.5" calcext:value-type="float">
            <text:p>4043.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formula="of:=NORMDIST([.G8];873;292;0)" office:value-type="float" office:value="0.000552309028206313" calcext:value-type="float">
            <text:p>0.000552309028206</text:p>
          </table:table-cell>
          <table:table-cell/>
          <table:table-cell office:value-type="float" office:value="15933" calcext:value-type="float">
            <text:p>15933</text:p>
          </table:table-cell>
          <table:table-cell table:formula="of:=NORMDIST([.J8];19650;282;0)" office:value-type="float" office:value="2.6584036875315E-041" calcext:value-type="float">
            <text:p>2.6584036875315E-41</text:p>
          </table:table-cell>
          <table:table-cell/>
          <table:table-cell office:value-type="float" office:value="35393" calcext:value-type="float">
            <text:p>35393</text:p>
          </table:table-cell>
          <table:table-cell table:formula="of:=NORMDIST([.M8];40039;4460;0)" office:value-type="float" office:value="0.0000519922324034542" calcext:value-type="float">
            <text:p>5.19922324034542E-05</text:p>
          </table:table-cell>
          <table:table-cell/>
          <table:table-cell office:value-type="float" office:value="8052.5" calcext:value-type="float">
            <text:p>8052.5</text:p>
          </table:table-cell>
          <table:table-cell table:formula="of:=NORMDIST([.P8];7726;2869;0)" office:value-type="float" office:value="0.000138155198408086" calcext:value-type="float">
            <text:p>0.000138155198408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22171" calcext:value-type="float">
            <text:p>22171</text:p>
          </table:table-cell>
          <table:table-cell office:value-type="float" office:value="18502" calcext:value-type="float">
            <text:p>18502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formula="of:=NORMDIST([.G9];873;292;0)" office:value-type="float" office:value="0.000554857360681006" calcext:value-type="float">
            <text:p>0.000554857360681</text:p>
          </table:table-cell>
          <table:table-cell/>
          <table:table-cell office:value-type="float" office:value="16112" calcext:value-type="float">
            <text:p>16112</text:p>
          </table:table-cell>
          <table:table-cell table:formula="of:=NORMDIST([.J9];19650;282;0)" office:value-type="float" office:value="9.34726907010604E-038" calcext:value-type="float">
            <text:p>9.34726907010604E-38</text:p>
          </table:table-cell>
          <table:table-cell/>
          <table:table-cell office:value-type="float" office:value="36224" calcext:value-type="float">
            <text:p>36224</text:p>
          </table:table-cell>
          <table:table-cell table:formula="of:=NORMDIST([.M9];40039;4460;0)" office:value-type="float" office:value="0.000062043112744774" calcext:value-type="float">
            <text:p>6.2043112744774E-05</text:p>
          </table:table-cell>
          <table:table-cell/>
          <table:table-cell office:value-type="float" office:value="8506" calcext:value-type="float">
            <text:p>8506</text:p>
          </table:table-cell>
          <table:table-cell table:formula="of:=NORMDIST([.P9];7726;2869;0)" office:value-type="float" office:value="0.000134007542993563" calcext:value-type="float">
            <text:p>0.000134007542994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23233" calcext:value-type="float">
            <text:p>23233</text:p>
          </table:table-cell>
          <table:table-cell office:value-type="float" office:value="18566" calcext:value-type="float">
            <text:p>18566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formula="of:=NORMDIST([.G10];873;292;0)" office:value-type="float" office:value="0.000588447283105612" calcext:value-type="float">
            <text:p>0.000588447283106</text:p>
          </table:table-cell>
          <table:table-cell/>
          <table:table-cell office:value-type="float" office:value="16260" calcext:value-type="float">
            <text:p>16260</text:p>
          </table:table-cell>
          <table:table-cell table:formula="of:=NORMDIST([.J10];19650;282;0)" office:value-type="float" office:value="5.89489755144984E-035" calcext:value-type="float">
            <text:p>5.89489755144984E-35</text:p>
          </table:table-cell>
          <table:table-cell/>
          <table:table-cell office:value-type="float" office:value="36701" calcext:value-type="float">
            <text:p>36701</text:p>
          </table:table-cell>
          <table:table-cell table:formula="of:=NORMDIST([.M10];40039;4460;0)" office:value-type="float" office:value="0.0000675990465131681" calcext:value-type="float">
            <text:p>6.75990465131681E-05</text:p>
          </table:table-cell>
          <table:table-cell/>
          <table:table-cell office:value-type="float" office:value="8993" calcext:value-type="float">
            <text:p>8993</text:p>
          </table:table-cell>
          <table:table-cell table:formula="of:=NORMDIST([.P10];7726;2869;0)" office:value-type="float" office:value="0.000126133427381702" calcext:value-type="float">
            <text:p>0.000126133427382</text:p>
          </table:table-cell>
        </table:table-row>
        <table:table-row table:style-name="ro2">
          <table:table-cell office:value-type="float" office:value="957.5" calcext:value-type="float">
            <text:p>957.5</text:p>
          </table:table-cell>
          <table:table-cell office:value-type="float" office:value="23426" calcext:value-type="float">
            <text:p>23426</text:p>
          </table:table-cell>
          <table:table-cell office:value-type="float" office:value="14943" calcext:value-type="float">
            <text:p>14943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table:formula="of:=NORMDIST([.G11];873;292;0)" office:value-type="float" office:value="0.000644352948771761" calcext:value-type="float">
            <text:p>0.000644352948772</text:p>
          </table:table-cell>
          <table:table-cell/>
          <table:table-cell office:value-type="float" office:value="16263" calcext:value-type="float">
            <text:p>16263</text:p>
          </table:table-cell>
          <table:table-cell table:formula="of:=NORMDIST([.J11];19650;282;0)" office:value-type="float" office:value="6.69872017497394E-035" calcext:value-type="float">
            <text:p>6.69872017497394E-35</text:p>
          </table:table-cell>
          <table:table-cell/>
          <table:table-cell office:value-type="float" office:value="38583" calcext:value-type="float">
            <text:p>38583</text:p>
          </table:table-cell>
          <table:table-cell table:formula="of:=NORMDIST([.M11];40039;4460;0)" office:value-type="float" office:value="0.0000848072269837001" calcext:value-type="float">
            <text:p>8.48072269837001E-05</text:p>
          </table:table-cell>
          <table:table-cell/>
          <table:table-cell office:value-type="float" office:value="9245" calcext:value-type="float">
            <text:p>9245</text:p>
          </table:table-cell>
          <table:table-cell table:formula="of:=NORMDIST([.P11];7726;2869;0)" office:value-type="float" office:value="0.000120867280763432" calcext:value-type="float">
            <text:p>0.000120867280763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22098" calcext:value-type="float">
            <text:p>22098</text:p>
          </table:table-cell>
          <table:table-cell office:value-type="float" office:value="15103" calcext:value-type="float">
            <text:p>1510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table:formula="of:=NORMDIST([.G12];873;292;0)" office:value-type="float" office:value="0.00064977141021386" calcext:value-type="float">
            <text:p>0.000649771410214</text:p>
          </table:table-cell>
          <table:table-cell/>
          <table:table-cell office:value-type="float" office:value="16614" calcext:value-type="float">
            <text:p>16614</text:p>
          </table:table-cell>
          <table:table-cell table:formula="of:=NORMDIST([.J12];19650;282;0)" office:value-type="float" office:value="9.59461707099053E-029" calcext:value-type="float">
            <text:p>9.59461707099053E-29</text:p>
          </table:table-cell>
          <table:table-cell/>
          <table:table-cell office:value-type="float" office:value="38952" calcext:value-type="float">
            <text:p>38952</text:p>
          </table:table-cell>
          <table:table-cell table:formula="of:=NORMDIST([.M12];40039;4460;0)" office:value-type="float" office:value="0.0000868313541755073" calcext:value-type="float">
            <text:p>8.68313541755073E-05</text:p>
          </table:table-cell>
          <table:table-cell/>
          <table:table-cell office:value-type="float" office:value="9250" calcext:value-type="float">
            <text:p>9250</text:p>
          </table:table-cell>
          <table:table-cell table:formula="of:=NORMDIST([.P12];7726;2869;0)" office:value-type="float" office:value="0.000120755622996714" calcext:value-type="float">
            <text:p>0.000120755622997</text:p>
          </table:table-cell>
        </table:table-row>
        <table:table-row table:style-name="ro2">
          <table:table-cell office:value-type="float" office:value="996.5" calcext:value-type="float">
            <text:p>996.5</text:p>
          </table:table-cell>
          <table:table-cell office:value-type="float" office:value="20790" calcext:value-type="float">
            <text:p>20790</text:p>
          </table:table-cell>
          <table:table-cell office:value-type="float" office:value="20057" calcext:value-type="float">
            <text:p>20057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table:formula="of:=NORMDIST([.G13];873;292;0)" office:value-type="float" office:value="0.00065520469790248" calcext:value-type="float">
            <text:p>0.000655204697902</text:p>
          </table:table-cell>
          <table:table-cell/>
          <table:table-cell office:value-type="float" office:value="16718" calcext:value-type="float">
            <text:p>16718</text:p>
          </table:table-cell>
          <table:table-cell table:formula="of:=NORMDIST([.J13];19650;282;0)" office:value-type="float" office:value="4.75145757492041E-027" calcext:value-type="float">
            <text:p>4.75145757492041E-27</text:p>
          </table:table-cell>
          <table:table-cell/>
          <table:table-cell office:value-type="float" office:value="39047" calcext:value-type="float">
            <text:p>39047</text:p>
          </table:table-cell>
          <table:table-cell table:formula="of:=NORMDIST([.M13];40039;4460;0)" office:value-type="float" office:value="0.0000872635030997315" calcext:value-type="float">
            <text:p>8.72635030997315E-05</text:p>
          </table:table-cell>
          <table:table-cell/>
          <table:table-cell office:value-type="float" office:value="9318" calcext:value-type="float">
            <text:p>9318</text:p>
          </table:table-cell>
          <table:table-cell table:formula="of:=NORMDIST([.P13];7726;2869;0)" office:value-type="float" office:value="0.000119211326419413" calcext:value-type="float">
            <text:p>0.000119211326419</text:p>
          </table:table-cell>
        </table:table-row>
        <table:table-row table:style-name="ro2">
          <table:table-cell office:value-type="float" office:value="1070.5" calcext:value-type="float">
            <text:p>1070.5</text:p>
          </table:table-cell>
          <table:table-cell office:value-type="float" office:value="16614" calcext:value-type="float">
            <text:p>16614</text:p>
          </table:table-cell>
          <table:table-cell office:value-type="float" office:value="15234" calcext:value-type="float">
            <text:p>15234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table:formula="of:=NORMDIST([.G14];873;292;0)" office:value-type="float" office:value="0.000671589612807396" calcext:value-type="float">
            <text:p>0.000671589612807</text:p>
          </table:table-cell>
          <table:table-cell/>
          <table:table-cell office:value-type="float" office:value="17202" calcext:value-type="float">
            <text:p>17202</text:p>
          </table:table-cell>
          <table:table-cell table:formula="of:=NORMDIST([.J14];19650;282;0)" office:value-type="float" office:value="6.12432569366876E-020" calcext:value-type="float">
            <text:p>6.12432569366876E-20</text:p>
          </table:table-cell>
          <table:table-cell/>
          <table:table-cell office:value-type="float" office:value="39762" calcext:value-type="float">
            <text:p>39762</text:p>
          </table:table-cell>
          <table:table-cell table:formula="of:=NORMDIST([.M14];40039;4460;0)" office:value-type="float" office:value="0.0000892765898079868" calcext:value-type="float">
            <text:p>8.92765898079868E-05</text:p>
          </table:table-cell>
          <table:table-cell/>
          <table:table-cell office:value-type="float" office:value="9496" calcext:value-type="float">
            <text:p>9496</text:p>
          </table:table-cell>
          <table:table-cell table:formula="of:=NORMDIST([.P14];7726;2869;0)" office:value-type="float" office:value="0.000114955593683615" calcext:value-type="float">
            <text:p>0.000114955593684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9255" calcext:value-type="float">
            <text:p>19255</text:p>
          </table:table-cell>
          <table:table-cell office:value-type="float" office:value="19450" calcext:value-type="float">
            <text:p>19450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table:formula="of:=NORMDIST([.G15];873;292;0)" office:value-type="float" office:value="0.000713048645715581" calcext:value-type="float">
            <text:p>0.000713048645716</text:p>
          </table:table-cell>
          <table:table-cell/>
          <table:table-cell office:value-type="float" office:value="17259" calcext:value-type="float">
            <text:p>17259</text:p>
          </table:table-cell>
          <table:table-cell table:formula="of:=NORMDIST([.J15];19650;282;0)" office:value-type="float" office:value="3.4691023780247E-019" calcext:value-type="float">
            <text:p>3.4691023780247E-19</text:p>
          </table:table-cell>
          <table:table-cell/>
          <table:table-cell office:value-type="float" office:value="40308" calcext:value-type="float">
            <text:p>40308</text:p>
          </table:table-cell>
          <table:table-cell table:formula="of:=NORMDIST([.M15];40039;4460;0)" office:value-type="float" office:value="0.0000892863924772773" calcext:value-type="float">
            <text:p>8.92863924772773E-05</text:p>
          </table:table-cell>
          <table:table-cell/>
          <table:table-cell office:value-type="float" office:value="9927" calcext:value-type="float">
            <text:p>9927</text:p>
          </table:table-cell>
          <table:table-cell table:formula="of:=NORMDIST([.P15];7726;2869;0)" office:value-type="float" office:value="0.000103604542306441" calcext:value-type="float">
            <text:p>0.000103604542306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9003" calcext:value-type="float">
            <text:p>19003</text:p>
          </table:table-cell>
          <table:table-cell office:value-type="float" office:value="18305" calcext:value-type="float">
            <text:p>18305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table:formula="of:=NORMDIST([.G16];873;292;0)" office:value-type="float" office:value="0.000724207451521776" calcext:value-type="float">
            <text:p>0.000724207451522</text:p>
          </table:table-cell>
          <table:table-cell/>
          <table:table-cell office:value-type="float" office:value="17388" calcext:value-type="float">
            <text:p>17388</text:p>
          </table:table-cell>
          <table:table-cell table:formula="of:=NORMDIST([.J16];19650;282;0)" office:value-type="float" office:value="1.51083407221644E-017" calcext:value-type="float">
            <text:p>1.51083407221644E-17</text:p>
          </table:table-cell>
          <table:table-cell/>
          <table:table-cell office:value-type="float" office:value="40377" calcext:value-type="float">
            <text:p>40377</text:p>
          </table:table-cell>
          <table:table-cell table:formula="of:=NORMDIST([.M16];40039;4460;0)" office:value-type="float" office:value="0.0000891924429160009" calcext:value-type="float">
            <text:p>8.91924429160009E-05</text:p>
          </table:table-cell>
          <table:table-cell/>
          <table:table-cell office:value-type="float" office:value="10594" calcext:value-type="float">
            <text:p>10594</text:p>
          </table:table-cell>
          <table:table-cell table:formula="of:=NORMDIST([.P16];7726;2869;0)" office:value-type="float" office:value="0.0000843691405574671" calcext:value-type="float">
            <text:p>8.43691405574671E-05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20038" calcext:value-type="float">
            <text:p>20038</text:p>
          </table:table-cell>
          <table:table-cell office:value-type="float" office:value="17682" calcext:value-type="float">
            <text:p>17682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table:formula="of:=NORMDIST([.G17];873;292;0)" office:value-type="float" office:value="0.000724207451521776" calcext:value-type="float">
            <text:p>0.000724207451522</text:p>
          </table:table-cell>
          <table:table-cell/>
          <table:table-cell office:value-type="float" office:value="17650" calcext:value-type="float">
            <text:p>17650</text:p>
          </table:table-cell>
          <table:table-cell table:formula="of:=NORMDIST([.J17];19650;282;0)" office:value-type="float" office:value="0.0000000000000169165161322003" calcext:value-type="float">
            <text:p>1.69165161322003E-14</text:p>
          </table:table-cell>
          <table:table-cell/>
          <table:table-cell office:value-type="float" office:value="40475" calcext:value-type="float">
            <text:p>40475</text:p>
          </table:table-cell>
          <table:table-cell table:formula="of:=NORMDIST([.M17];40039;4460;0)" office:value-type="float" office:value="0.0000890225475912802" calcext:value-type="float">
            <text:p>8.90225475912802E-05</text:p>
          </table:table-cell>
          <table:table-cell/>
          <table:table-cell office:value-type="float" office:value="11799" calcext:value-type="float">
            <text:p>11799</text:p>
          </table:table-cell>
          <table:table-cell table:formula="of:=NORMDIST([.P17];7726;2869;0)" office:value-type="float" office:value="0.0000507615002160758" calcext:value-type="float">
            <text:p>5.07615002160758E-05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8386" calcext:value-type="float">
            <text:p>18386</text:p>
          </table:table-cell>
          <table:table-cell office:value-type="float" office:value="20582" calcext:value-type="float">
            <text:p>20582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table:formula="of:=NORMDIST([.G18];873;292;0)" office:value-type="float" office:value="0.000743821265040831" calcext:value-type="float">
            <text:p>0.000743821265041</text:p>
          </table:table-cell>
          <table:table-cell/>
          <table:table-cell office:value-type="float" office:value="17682" calcext:value-type="float">
            <text:p>17682</text:p>
          </table:table-cell>
          <table:table-cell table:formula="of:=NORMDIST([.J18];19650;282;0)" office:value-type="float" office:value="0.0000000000000375863372826044" calcext:value-type="float">
            <text:p>3.75863372826044E-14</text:p>
          </table:table-cell>
          <table:table-cell/>
          <table:table-cell office:value-type="float" office:value="40610" calcext:value-type="float">
            <text:p>40610</text:p>
          </table:table-cell>
          <table:table-cell table:formula="of:=NORMDIST([.M18];40039;4460;0)" office:value-type="float" office:value="0.0000887188637165814" calcext:value-type="float">
            <text:p>8.87188637165814E-05</text:p>
          </table:table-cell>
          <table:table-cell/>
          <table:table-cell office:value-type="float" office:value="12090" calcext:value-type="float">
            <text:p>12090</text:p>
          </table:table-cell>
          <table:table-cell table:formula="of:=NORMDIST([.P18];7726;2869;0)" office:value-type="float" office:value="0.0000437284813668649" calcext:value-type="float">
            <text:p>4.37284813668649E-0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6718" calcext:value-type="float">
            <text:p>16718</text:p>
          </table:table-cell>
          <table:table-cell/>
          <table:table-cell office:value-type="float" office:value="4489" calcext:value-type="float">
            <text:p>4489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table:formula="of:=NORMDIST([.G19];873;292;0)" office:value-type="float" office:value="0.000755071893747537" calcext:value-type="float">
            <text:p>0.000755071893748</text:p>
          </table:table-cell>
          <table:table-cell/>
          <table:table-cell office:value-type="float" office:value="17686" calcext:value-type="float">
            <text:p>17686</text:p>
          </table:table-cell>
          <table:table-cell table:formula="of:=NORMDIST([.J19];19650;282;0)" office:value-type="float" office:value="0.0000000000000414931768353615" calcext:value-type="float">
            <text:p>4.14931768353615E-14</text:p>
          </table:table-cell>
          <table:table-cell/>
          <table:table-cell office:value-type="float" office:value="40627.5" calcext:value-type="float">
            <text:p>40627.5</text:p>
          </table:table-cell>
          <table:table-cell table:formula="of:=NORMDIST([.M19];40039;4460;0)" office:value-type="float" office:value="0.0000886736245798338" calcext:value-type="float">
            <text:p>8.86736245798338E-05</text:p>
          </table:table-cell>
          <table:table-cell table:number-columns-repeated="3"/>
        </table:table-row>
        <table:table-row table:style-name="ro2">
          <table:table-cell office:value-type="float" office:value="614.5" calcext:value-type="float">
            <text:p>614.5</text:p>
          </table:table-cell>
          <table:table-cell office:value-type="float" office:value="17202" calcext:value-type="float">
            <text:p>17202</text:p>
          </table:table-cell>
          <table:table-cell/>
          <table:table-cell office:value-type="float" office:value="7645" calcext:value-type="float">
            <text:p>7645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table:formula="of:=NORMDIST([.G20];873;292;0)" office:value-type="float" office:value="0.000763527367910892" calcext:value-type="float">
            <text:p>0.000763527367911</text:p>
          </table:table-cell>
          <table:table-cell/>
          <table:table-cell office:value-type="float" office:value="18028" calcext:value-type="float">
            <text:p>18028</text:p>
          </table:table-cell>
          <table:table-cell table:formula="of:=NORMDIST([.J20];19650;282;0)" office:value-type="float" office:value="0.0000000000926407309924743" calcext:value-type="float">
            <text:p>9.26407309924743E-11</text:p>
          </table:table-cell>
          <table:table-cell/>
          <table:table-cell office:value-type="float" office:value="40811" calcext:value-type="float">
            <text:p>40811</text:p>
          </table:table-cell>
          <table:table-cell table:formula="of:=NORMDIST([.M20];40039;4460;0)" office:value-type="float" office:value="0.0000881189127731145" calcext:value-type="float">
            <text:p>8.81189127731145E-05</text:p>
          </table:table-cell>
          <table:table-cell table:number-columns-repeated="3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0435" calcext:value-type="float">
            <text:p>20435</text:p>
          </table:table-cell>
          <table:table-cell/>
          <table:table-cell office:value-type="float" office:value="8993" calcext:value-type="float">
            <text:p>89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table:formula="of:=NORMDIST([.G21];873;292;0)" office:value-type="float" office:value="0.000805969303893557" calcext:value-type="float">
            <text:p>0.000805969303894</text:p>
          </table:table-cell>
          <table:table-cell/>
          <table:table-cell office:value-type="float" office:value="18136.5" calcext:value-type="float">
            <text:p>18136.5</text:p>
          </table:table-cell>
          <table:table-cell table:formula="of:=NORMDIST([.J21];19650;282;0)" office:value-type="float" office:value="0.00000000078659760879654" calcext:value-type="float">
            <text:p>7.8659760879654E-10</text:p>
          </table:table-cell>
          <table:table-cell/>
          <table:table-cell office:value-type="float" office:value="40860" calcext:value-type="float">
            <text:p>40860</text:p>
          </table:table-cell>
          <table:table-cell table:formula="of:=NORMDIST([.M21];40039;4460;0)" office:value-type="float" office:value="0.0000879461877391579" calcext:value-type="float">
            <text:p>8.79461877391579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47" calcext:value-type="float">
            <text:p>20047</text:p>
          </table:table-cell>
          <table:table-cell/>
          <table:table-cell office:value-type="float" office:value="9318" calcext:value-type="float">
            <text:p>9318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formula="of:=NORMDIST([.G22];873;292;0)" office:value-type="float" office:value="0.000808805345542081" calcext:value-type="float">
            <text:p>0.000808805345542</text:p>
          </table:table-cell>
          <table:table-cell/>
          <table:table-cell office:value-type="float" office:value="18210" calcext:value-type="float">
            <text:p>18210</text:p>
          </table:table-cell>
          <table:table-cell table:formula="of:=NORMDIST([.J22];19650;282;0)" office:value-type="float" office:value="0.00000000307974459579995" calcext:value-type="float">
            <text:p>3.07974459579995E-09</text:p>
          </table:table-cell>
          <table:table-cell/>
          <table:table-cell office:value-type="float" office:value="40879" calcext:value-type="float">
            <text:p>40879</text:p>
          </table:table-cell>
          <table:table-cell table:formula="of:=NORMDIST([.M22];40039;4460;0)" office:value-type="float" office:value="0.0000878764499310975" calcext:value-type="float">
            <text:p>8.78764499310975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164" calcext:value-type="float">
            <text:p>22164</text:p>
          </table:table-cell>
          <table:table-cell/>
          <table:table-cell office:value-type="float" office:value="9927" calcext:value-type="float">
            <text:p>9927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table:formula="of:=NORMDIST([.G23];873;292;0)" office:value-type="float" office:value="0.000831504753909435" calcext:value-type="float">
            <text:p>0.000831504753909</text:p>
          </table:table-cell>
          <table:table-cell/>
          <table:table-cell office:value-type="float" office:value="18305" calcext:value-type="float">
            <text:p>18305</text:p>
          </table:table-cell>
          <table:table-cell table:formula="of:=NORMDIST([.J23];19650;282;0)" office:value-type="float" office:value="0.0000000162539863847736" calcext:value-type="float">
            <text:p>1.62539863847736E-08</text:p>
          </table:table-cell>
          <table:table-cell/>
          <table:table-cell office:value-type="float" office:value="40999" calcext:value-type="float">
            <text:p>40999</text:p>
          </table:table-cell>
          <table:table-cell table:formula="of:=NORMDIST([.M23];40039;4460;0)" office:value-type="float" office:value="0.0000874006240175422" calcext:value-type="float">
            <text:p>8.74006240175422E-05</text:p>
          </table:table-cell>
          <table:table-cell table:number-columns-repeated="3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1877" calcext:value-type="float">
            <text:p>21877</text:p>
          </table:table-cell>
          <table:table-cell/>
          <table:table-cell office:value-type="float" office:value="10594" calcext:value-type="float">
            <text:p>10594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table:formula="of:=NORMDIST([.G24];873;292;0)" office:value-type="float" office:value="0.000857034679442037" calcext:value-type="float">
            <text:p>0.000857034679442</text:p>
          </table:table-cell>
          <table:table-cell/>
          <table:table-cell office:value-type="float" office:value="18386" calcext:value-type="float">
            <text:p>18386</text:p>
          </table:table-cell>
          <table:table-cell table:formula="of:=NORMDIST([.J24];19650;282;0)" office:value-type="float" office:value="0.0000000613779273798493" calcext:value-type="float">
            <text:p>6.13779273798493E-08</text:p>
          </table:table-cell>
          <table:table-cell/>
          <table:table-cell office:value-type="float" office:value="41342" calcext:value-type="float">
            <text:p>41342</text:p>
          </table:table-cell>
          <table:table-cell table:formula="of:=NORMDIST([.M24];40039;4460;0)" office:value-type="float" office:value="0.0000857118807579358" calcext:value-type="float">
            <text:p>8.57118807579358E-05</text:p>
          </table:table-cell>
          <table:table-cell table:number-columns-repeated="3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22240" calcext:value-type="float">
            <text:p>22240</text:p>
          </table:table-cell>
          <table:table-cell/>
          <table:table-cell office:value-type="float" office:value="9496" calcext:value-type="float">
            <text:p>9496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formula="of:=NORMDIST([.G25];873;292;0)" office:value-type="float" office:value="0.000868366670233951" calcext:value-type="float">
            <text:p>0.000868366670234</text:p>
          </table:table-cell>
          <table:table-cell/>
          <table:table-cell office:value-type="float" office:value="18502" calcext:value-type="float">
            <text:p>18502</text:p>
          </table:table-cell>
          <table:table-cell table:formula="of:=NORMDIST([.J25];19650;282;0)" office:value-type="float" office:value="0.000000356458322470925" calcext:value-type="float">
            <text:p>3.56458322470925E-07</text:p>
          </table:table-cell>
          <table:table-cell/>
          <table:table-cell office:value-type="float" office:value="42038" calcext:value-type="float">
            <text:p>42038</text:p>
          </table:table-cell>
          <table:table-cell table:formula="of:=NORMDIST([.M25];40039;4460;0)" office:value-type="float" office:value="0.0000809007865014622" calcext:value-type="float">
            <text:p>8.09007865014622E-05</text:p>
          </table:table-cell>
          <table:table-cell table:number-columns-repeated="3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1984" calcext:value-type="float">
            <text:p>21984</text:p>
          </table:table-cell>
          <table:table-cell office:value-type="float" office:value="20149" calcext:value-type="float">
            <text:p>20149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formula="of:=NORMDIST([.G26];873;292;0)" office:value-type="float" office:value="0.00088250968322622" calcext:value-type="float">
            <text:p>0.000882509683226</text:p>
          </table:table-cell>
          <table:table-cell/>
          <table:table-cell office:value-type="float" office:value="18513.5" calcext:value-type="float">
            <text:p>18513.5</text:p>
          </table:table-cell>
          <table:table-cell table:formula="of:=NORMDIST([.J26];19650;282;0)" office:value-type="float" office:value="0.000000420480704591318" calcext:value-type="float">
            <text:p>4.20480704591318E-07</text:p>
          </table:table-cell>
          <table:table-cell/>
          <table:table-cell office:value-type="float" office:value="42134" calcext:value-type="float">
            <text:p>42134</text:p>
          </table:table-cell>
          <table:table-cell table:formula="of:=NORMDIST([.M26];40039;4460;0)" office:value-type="float" office:value="0.0000801054907928014" calcext:value-type="float">
            <text:p>8.01054907928014E-05</text:p>
          </table:table-cell>
          <table:table-cell table:number-columns-repeated="3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2484" calcext:value-type="float">
            <text:p>22484</text:p>
          </table:table-cell>
          <table:table-cell office:value-type="float" office:value="20573" calcext:value-type="float">
            <text:p>20573</text:p>
          </table:table-cell>
          <table:table-cell table:number-columns-repeated="3"/>
          <table:table-cell office:value-type="float" office:value="600.5" calcext:value-type="float">
            <text:p>600.5</text:p>
          </table:table-cell>
          <table:table-cell table:formula="of:=NORMDIST([.G27];873;292;0)" office:value-type="float" office:value="0.00088392233754385" calcext:value-type="float">
            <text:p>0.000883922337544</text:p>
          </table:table-cell>
          <table:table-cell/>
          <table:table-cell office:value-type="float" office:value="18566" calcext:value-type="float">
            <text:p>18566</text:p>
          </table:table-cell>
          <table:table-cell table:formula="of:=NORMDIST([.J27];19650;282;0)" office:value-type="float" office:value="0.000000875120229487198" calcext:value-type="float">
            <text:p>8.75120229487198E-07</text:p>
          </table:table-cell>
          <table:table-cell/>
          <table:table-cell office:value-type="float" office:value="42467" calcext:value-type="float">
            <text:p>42467</text:p>
          </table:table-cell>
          <table:table-cell table:formula="of:=NORMDIST([.M27];40039;4460;0)" office:value-type="float" office:value="0.0000771294538669125" calcext:value-type="float">
            <text:p>7.71294538669125E-05</text:p>
          </table:table-cell>
          <table:table-cell table:number-columns-repeated="3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9897" calcext:value-type="float">
            <text:p>19897</text:p>
          </table:table-cell>
          <table:table-cell office:value-type="float" office:value="18028" calcext:value-type="float">
            <text:p>18028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table:formula="of:=NORMDIST([.G28];873;292;0)" office:value-type="float" office:value="0.000919106851234971" calcext:value-type="float">
            <text:p>0.000919106851235</text:p>
          </table:table-cell>
          <table:table-cell/>
          <table:table-cell office:value-type="float" office:value="19003" calcext:value-type="float">
            <text:p>19003</text:p>
          </table:table-cell>
          <table:table-cell table:formula="of:=NORMDIST([.J28];19650;282;0)" office:value-type="float" office:value="0.000101768283992937" calcext:value-type="float">
            <text:p>0.000101768283993</text:p>
          </table:table-cell>
          <table:table-cell/>
          <table:table-cell office:value-type="float" office:value="43383" calcext:value-type="float">
            <text:p>43383</text:p>
          </table:table-cell>
          <table:table-cell table:formula="of:=NORMDIST([.M28];40039;4460;0)" office:value-type="float" office:value="0.0000675309570728357" calcext:value-type="float">
            <text:p>6.75309570728357E-05</text:p>
          </table:table-cell>
          <table:table-cell table:number-columns-repeated="3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9443" calcext:value-type="float">
            <text:p>19443</text:p>
          </table:table-cell>
          <table:table-cell office:value-type="float" office:value="16263" calcext:value-type="float">
            <text:p>16263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table:formula="of:=NORMDIST([.G29];873;292;0)" office:value-type="float" office:value="0.000919106851234971" calcext:value-type="float">
            <text:p>0.000919106851235</text:p>
          </table:table-cell>
          <table:table-cell/>
          <table:table-cell office:value-type="float" office:value="19255" calcext:value-type="float">
            <text:p>19255</text:p>
          </table:table-cell>
          <table:table-cell table:formula="of:=NORMDIST([.J29];19650;282;0)" office:value-type="float" office:value="0.000530421405069733" calcext:value-type="float">
            <text:p>0.00053042140507</text:p>
          </table:table-cell>
          <table:table-cell/>
          <table:table-cell office:value-type="float" office:value="43503" calcext:value-type="float">
            <text:p>43503</text:p>
          </table:table-cell>
          <table:table-cell table:formula="of:=NORMDIST([.M29];40039;4460;0)" office:value-type="float" office:value="0.0000661583304070139" calcext:value-type="float">
            <text:p>6.61583304070139E-05</text:p>
          </table:table-cell>
          <table:table-cell table:number-columns-repeated="3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7686" calcext:value-type="float">
            <text:p>17686</text:p>
          </table:table-cell>
          <table:table-cell office:value-type="float" office:value="16260" calcext:value-type="float">
            <text:p>16260</text:p>
          </table:table-cell>
          <table:table-cell table:number-columns-repeated="3"/>
          <table:table-cell office:value-type="float" office:value="614.5" calcext:value-type="float">
            <text:p>614.5</text:p>
          </table:table-cell>
          <table:table-cell table:formula="of:=NORMDIST([.G30];873;292;0)" office:value-type="float" office:value="0.000923308319366409" calcext:value-type="float">
            <text:p>0.000923308319366</text:p>
          </table:table-cell>
          <table:table-cell/>
          <table:table-cell office:value-type="float" office:value="19336" calcext:value-type="float">
            <text:p>19336</text:p>
          </table:table-cell>
          <table:table-cell table:formula="of:=NORMDIST([.J30];19650;282;0)" office:value-type="float" office:value="0.000761089887568168" calcext:value-type="float">
            <text:p>0.000761089887568</text:p>
          </table:table-cell>
          <table:table-cell/>
          <table:table-cell office:value-type="float" office:value="45573.5" calcext:value-type="float">
            <text:p>45573.5</text:p>
          </table:table-cell>
          <table:table-cell table:formula="of:=NORMDIST([.M30];40039;4460;0)" office:value-type="float" office:value="0.0000414185002472239" calcext:value-type="float">
            <text:p>4.14185002472239E-05</text:p>
          </table:table-cell>
          <table:table-cell table:number-columns-repeated="3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20660" calcext:value-type="float">
            <text:p>20660</text:p>
          </table:table-cell>
          <table:table-cell office:value-type="float" office:value="18210" calcext:value-type="float">
            <text:p>18210</text:p>
          </table:table-cell>
          <table:table-cell table:number-columns-repeated="3"/>
          <table:table-cell office:value-type="float" office:value="634" calcext:value-type="float">
            <text:p>634</text:p>
          </table:table-cell>
          <table:table-cell table:formula="of:=NORMDIST([.G31];873;292;0)" office:value-type="float" office:value="0.000977357697866848" calcext:value-type="float">
            <text:p>0.000977357697867</text:p>
          </table:table-cell>
          <table:table-cell/>
          <table:table-cell office:value-type="float" office:value="19391" calcext:value-type="float">
            <text:p>19391</text:p>
          </table:table-cell>
          <table:table-cell table:formula="of:=NORMDIST([.J31];19650;282;0)" office:value-type="float" office:value="0.000927877015471109" calcext:value-type="float">
            <text:p>0.000927877015471</text:p>
          </table:table-cell>
          <table:table-cell/>
          <table:table-cell office:value-type="float" office:value="47770" calcext:value-type="float">
            <text:p>47770</text:p>
          </table:table-cell>
          <table:table-cell table:formula="of:=NORMDIST([.M31];40039;4460;0)" office:value-type="float" office:value="0.0000199118734213738" calcext:value-type="float">
            <text:p>1.99118734213738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022" calcext:value-type="float">
            <text:p>22022</text:p>
          </table:table-cell>
          <table:table-cell office:value-type="float" office:value="19391" calcext:value-type="float">
            <text:p>19391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table:formula="of:=NORMDIST([.G32];873;292;0)" office:value-type="float" office:value="0.00102598435762144" calcext:value-type="float">
            <text:p>0.001025984357621</text:p>
          </table:table-cell>
          <table:table-cell/>
          <table:table-cell office:value-type="float" office:value="19443" calcext:value-type="float">
            <text:p>19443</text:p>
          </table:table-cell>
          <table:table-cell table:formula="of:=NORMDIST([.J32];19650;282;0)" office:value-type="float" office:value="0.00108058270779751" calcext:value-type="float">
            <text:p>0.001080582707798</text:p>
          </table:table-cell>
          <table:table-cell/>
          <table:table-cell office:value-type="float" office:value="47770" calcext:value-type="float">
            <text:p>47770</text:p>
          </table:table-cell>
          <table:table-cell table:formula="of:=NORMDIST([.M32];40039;4460;0)" office:value-type="float" office:value="0.0000199118734213738" calcext:value-type="float">
            <text:p>1.99118734213738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11" calcext:value-type="float">
            <text:p>21011</text:p>
          </table:table-cell>
          <table:table-cell office:value-type="float" office:value="14711" calcext:value-type="float">
            <text:p>14711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 table:formula="of:=NORMDIST([.G33];873;292;0)" office:value-type="float" office:value="0.00103393878532485" calcext:value-type="float">
            <text:p>0.001033938785325</text:p>
          </table:table-cell>
          <table:table-cell/>
          <table:table-cell office:value-type="float" office:value="19450" calcext:value-type="float">
            <text:p>19450</text:p>
          </table:table-cell>
          <table:table-cell table:formula="of:=NORMDIST([.J33];19650;282;0)" office:value-type="float" office:value="0.00110011340642247" calcext:value-type="float">
            <text:p>0.001100113406422</text:p>
          </table:table-cell>
          <table:table-cell/>
          <table:table-cell office:value-type="float" office:value="48256" calcext:value-type="float">
            <text:p>48256</text:p>
          </table:table-cell>
          <table:table-cell table:formula="of:=NORMDIST([.M33];40039;4460;0)" office:value-type="float" office:value="0.0000163870610204388" calcext:value-type="float">
            <text:p>1.63870610204388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757" calcext:value-type="float">
            <text:p>20757</text:p>
          </table:table-cell>
          <table:table-cell office:value-type="float" office:value="15933" calcext:value-type="float">
            <text:p>15933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table:formula="of:=NORMDIST([.G34];873;292;0)" office:value-type="float" office:value="0.00104970067565359" calcext:value-type="float">
            <text:p>0.001049700675654</text:p>
          </table:table-cell>
          <table:table-cell/>
          <table:table-cell office:value-type="float" office:value="19498" calcext:value-type="float">
            <text:p>19498</text:p>
          </table:table-cell>
          <table:table-cell table:formula="of:=NORMDIST([.J34];19650;282;0)" office:value-type="float" office:value="0.00122341404996454" calcext:value-type="float">
            <text:p>0.001223414049965</text:p>
          </table:table-cell>
          <table:table-cell/>
          <table:table-cell office:value-type="float" office:value="48499" calcext:value-type="float">
            <text:p>48499</text:p>
          </table:table-cell>
          <table:table-cell table:formula="of:=NORMDIST([.M34];40039;4460;0)" office:value-type="float" office:value="0.0000147999999679318" calcext:value-type="float">
            <text:p>1.47999999679318E-05</text:p>
          </table:table-cell>
          <table:table-cell table:number-columns-repeated="3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20294" calcext:value-type="float">
            <text:p>20294</text:p>
          </table:table-cell>
          <table:table-cell/>
          <table:table-cell office:value-type="float" office:value="9245" calcext:value-type="float">
            <text:p>9245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table:formula="of:=NORMDIST([.G35];873;292;0)" office:value-type="float" office:value="0.00106009317719352" calcext:value-type="float">
            <text:p>0.001060093177194</text:p>
          </table:table-cell>
          <table:table-cell/>
          <table:table-cell office:value-type="float" office:value="19897" calcext:value-type="float">
            <text:p>19897</text:p>
          </table:table-cell>
          <table:table-cell table:formula="of:=NORMDIST([.J35];19650;282;0)" office:value-type="float" office:value="0.000963985595082574" calcext:value-type="float">
            <text:p>0.000963985595083</text:p>
          </table:table-cell>
          <table:table-cell/>
          <table:table-cell office:value-type="float" office:value="36864" calcext:value-type="float">
            <text:p>36864</text:p>
          </table:table-cell>
          <table:table-cell table:formula="of:=NORMDIST([.M35];40039;4460;0)" office:value-type="float" office:value="0.0000694272183869564" calcext:value-type="float">
            <text:p>6.94272183869564E-05</text:p>
          </table:table-cell>
          <table:table-cell table:number-columns-repeated="3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22225" calcext:value-type="float">
            <text:p>22225</text:p>
          </table:table-cell>
          <table:table-cell office:value-type="float" office:value="20031" calcext:value-type="float">
            <text:p>20031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 table:formula="of:=NORMDIST([.G36];873;292;0)" office:value-type="float" office:value="0.00113458114093396" calcext:value-type="float">
            <text:p>0.001134581140934</text:p>
          </table:table-cell>
          <table:table-cell/>
          <table:table-cell office:value-type="float" office:value="20031" calcext:value-type="float">
            <text:p>20031</text:p>
          </table:table-cell>
          <table:table-cell table:formula="of:=NORMDIST([.J36];19650;282;0)" office:value-type="float" office:value="0.00056791866766731" calcext:value-type="float">
            <text:p>0.000567918667667</text:p>
          </table:table-cell>
          <table:table-cell table:number-columns-repeated="6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20487" calcext:value-type="float">
            <text:p>20487</text:p>
          </table:table-cell>
          <table:table-cell office:value-type="float" office:value="20464" calcext:value-type="float">
            <text:p>20464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table:formula="of:=NORMDIST([.G37];873;292;0)" office:value-type="float" office:value="0.0011369455376303" calcext:value-type="float">
            <text:p>0.00113694553763</text:p>
          </table:table-cell>
          <table:table-cell/>
          <table:table-cell office:value-type="float" office:value="20038" calcext:value-type="float">
            <text:p>20038</text:p>
          </table:table-cell>
          <table:table-cell table:formula="of:=NORMDIST([.J37];19650;282;0)" office:value-type="float" office:value="0.000549019021926505" calcext:value-type="float">
            <text:p>0.000549019021927</text:p>
          </table:table-cell>
          <table:table-cell table:number-columns-repeated="6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1203" calcext:value-type="float">
            <text:p>21203</text:p>
          </table:table-cell>
          <table:table-cell office:value-type="float" office:value="25183" calcext:value-type="float">
            <text:p>25183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table:formula="of:=NORMDIST([.G38];873;292;0)" office:value-type="float" office:value="0.00116238126115575" calcext:value-type="float">
            <text:p>0.001162381261156</text:p>
          </table:table-cell>
          <table:table-cell/>
          <table:table-cell office:value-type="float" office:value="20047" calcext:value-type="float">
            <text:p>20047</text:p>
          </table:table-cell>
          <table:table-cell table:formula="of:=NORMDIST([.J38];19650;282;0)" office:value-type="float" office:value="0.000525165019962861" calcext:value-type="float">
            <text:p>0.000525165019963</text:p>
          </table:table-cell>
          <table:table-cell table:number-columns-repeated="6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7650" calcext:value-type="float">
            <text:p>17650</text:p>
          </table:table-cell>
          <table:table-cell office:value-type="float" office:value="26266" calcext:value-type="float">
            <text:p>26266</text:p>
          </table:table-cell>
          <table:table-cell table:number-columns-repeated="3"/>
          <table:table-cell office:value-type="float" office:value="715.5" calcext:value-type="float">
            <text:p>715.5</text:p>
          </table:table-cell>
          <table:table-cell table:formula="of:=NORMDIST([.G39];873;292;0)" office:value-type="float" office:value="0.00118127649620429" calcext:value-type="float">
            <text:p>0.001181276496204</text:p>
          </table:table-cell>
          <table:table-cell/>
          <table:table-cell office:value-type="float" office:value="20057" calcext:value-type="float">
            <text:p>20057</text:p>
          </table:table-cell>
          <table:table-cell table:formula="of:=NORMDIST([.J39];19650;282;0)" office:value-type="float" office:value="0.000499277353419284" calcext:value-type="float">
            <text:p>0.000499277353419</text:p>
          </table:table-cell>
          <table:table-cell table:number-columns-repeated="6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9336" calcext:value-type="float">
            <text:p>19336</text:p>
          </table:table-cell>
          <table:table-cell office:value-type="float" office:value="24326" calcext:value-type="float">
            <text:p>24326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table:formula="of:=NORMDIST([.G40];873;292;0)" office:value-type="float" office:value="0.00119312732227986" calcext:value-type="float">
            <text:p>0.00119312732228</text:p>
          </table:table-cell>
          <table:table-cell/>
          <table:table-cell office:value-type="float" office:value="20149" calcext:value-type="float">
            <text:p>20149</text:p>
          </table:table-cell>
          <table:table-cell table:formula="of:=NORMDIST([.J40];19650;282;0)" office:value-type="float" office:value="0.000295625530572353" calcext:value-type="float">
            <text:p>0.000295625530572</text:p>
          </table:table-cell>
          <table:table-cell table:number-columns-repeated="6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20946" calcext:value-type="float">
            <text:p>20946</text:p>
          </table:table-cell>
          <table:table-cell office:value-type="float" office:value="24920" calcext:value-type="float">
            <text:p>2492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formula="of:=NORMDIST([.G41];873;292;0)" office:value-type="float" office:value="0.00120776242018359" calcext:value-type="float">
            <text:p>0.001207762420184</text:p>
          </table:table-cell>
          <table:table-cell/>
          <table:table-cell office:value-type="float" office:value="20294" calcext:value-type="float">
            <text:p>20294</text:p>
          </table:table-cell>
          <table:table-cell table:formula="of:=NORMDIST([.J41];19650;282;0)" office:value-type="float" office:value="0.000104276877241915" calcext:value-type="float">
            <text:p>0.000104276877242</text:p>
          </table:table-cell>
          <table:table-cell table:number-columns-repeated="6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20764" calcext:value-type="float">
            <text:p>20764</text:p>
          </table:table-cell>
          <table:table-cell office:value-type="float" office:value="23446" calcext:value-type="float">
            <text:p>23446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 table:formula="of:=NORMDIST([.G42];873;292;0)" office:value-type="float" office:value="0.00123162221927299" calcext:value-type="float">
            <text:p>0.001231622219273</text:p>
          </table:table-cell>
          <table:table-cell/>
          <table:table-cell office:value-type="float" office:value="20435" calcext:value-type="float">
            <text:p>20435</text:p>
          </table:table-cell>
          <table:table-cell table:formula="of:=NORMDIST([.J42];19650;282;0)" office:value-type="float" office:value="0.000029376812453019" calcext:value-type="float">
            <text:p>2.9376812453019E-05</text:p>
          </table:table-cell>
          <table:table-cell table:number-columns-repeated="6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0894" calcext:value-type="float">
            <text:p>20894</text:p>
          </table:table-cell>
          <table:table-cell office:value-type="float" office:value="23470" calcext:value-type="float">
            <text:p>23470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table:formula="of:=NORMDIST([.G43];873;292;0)" office:value-type="float" office:value="0.00124108361377714" calcext:value-type="float">
            <text:p>0.001241083613777</text:p>
          </table:table-cell>
          <table:table-cell/>
          <table:table-cell office:value-type="float" office:value="20464" calcext:value-type="float">
            <text:p>20464</text:p>
          </table:table-cell>
          <table:table-cell table:formula="of:=NORMDIST([.J43];19650;282;0)" office:value-type="float" office:value="0.0000219474767353542" calcext:value-type="float">
            <text:p>2.19474767353542E-05</text:p>
          </table:table-cell>
          <table:table-cell table:number-columns-repeated="6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3"/>
          <table:table-cell office:value-type="float" office:value="45573.5" calcext:value-type="float">
            <text:p>45573.5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NORMDIST([.G44];873;292;0)" office:value-type="float" office:value="0.00125025105518723" calcext:value-type="float">
            <text:p>0.001250251055187</text:p>
          </table:table-cell>
          <table:table-cell/>
          <table:table-cell office:value-type="float" office:value="20487" calcext:value-type="float">
            <text:p>20487</text:p>
          </table:table-cell>
          <table:table-cell table:formula="of:=NORMDIST([.J44];19650;282;0)" office:value-type="float" office:value="0.0000172860592759531" calcext:value-type="float">
            <text:p>1.72860592759531E-05</text:p>
          </table:table-cell>
          <table:table-cell table:number-columns-repeated="6"/>
        </table:table-row>
        <table:table-row table:style-name="ro2">
          <table:table-cell office:value-type="float" office:value="600.5" calcext:value-type="float">
            <text:p>600.5</text:p>
          </table:table-cell>
          <table:table-cell table:number-columns-repeated="3"/>
          <table:table-cell office:value-type="float" office:value="48256" calcext:value-type="float">
            <text:p>4825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NORMDIST([.G45];873;292;0)" office:value-type="float" office:value="0.00126257726572731" calcext:value-type="float">
            <text:p>0.001262577265727</text:p>
          </table:table-cell>
          <table:table-cell/>
          <table:table-cell office:value-type="float" office:value="20573" calcext:value-type="float">
            <text:p>20573</text:p>
          </table:table-cell>
          <table:table-cell table:formula="of:=NORMDIST([.J45];19650;282;0)" office:value-type="float" office:value="0.00000667412402341541" calcext:value-type="float">
            <text:p>6.67412402341541E-06</text:p>
          </table:table-cell>
          <table:table-cell table:number-columns-repeated="6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48499" calcext:value-type="float">
            <text:p>48499</text:p>
          </table:table-cell>
          <table:table-cell/>
          <table:table-cell office:value-type="float" office:value="758" calcext:value-type="float">
            <text:p>758</text:p>
          </table:table-cell>
          <table:table-cell table:formula="of:=NORMDIST([.G46];873;292;0)" office:value-type="float" office:value="0.00126428873233777" calcext:value-type="float">
            <text:p>0.001264288732338</text:p>
          </table:table-cell>
          <table:table-cell/>
          <table:table-cell office:value-type="float" office:value="20582" calcext:value-type="float">
            <text:p>20582</text:p>
          </table:table-cell>
          <table:table-cell table:formula="of:=NORMDIST([.J46];19650;282;0)" office:value-type="float" office:value="0.00000600906794067698" calcext:value-type="float">
            <text:p>6.00906794067698E-06</text:p>
          </table:table-cell>
          <table:table-cell table:number-columns-repeated="6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3"/>
          <table:table-cell office:value-type="float" office:value="47770" calcext:value-type="float">
            <text:p>47770</text:p>
          </table:table-cell>
          <table:table-cell/>
          <table:table-cell office:value-type="float" office:value="773" calcext:value-type="float">
            <text:p>773</text:p>
          </table:table-cell>
          <table:table-cell table:formula="of:=NORMDIST([.G47];873;292;0)" office:value-type="float" office:value="0.00128842629509498" calcext:value-type="float">
            <text:p>0.001288426295095</text:p>
          </table:table-cell>
          <table:table-cell/>
          <table:table-cell office:value-type="float" office:value="20660" calcext:value-type="float">
            <text:p>20660</text:p>
          </table:table-cell>
          <table:table-cell table:formula="of:=NORMDIST([.J47];19650;282;0)" office:value-type="float" office:value="0.00000231840145686395" calcext:value-type="float">
            <text:p>2.31840145686395E-06</text:p>
          </table:table-cell>
          <table:table-cell table:number-columns-repeated="6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47770" calcext:value-type="float">
            <text:p>47770</text:p>
          </table:table-cell>
          <table:table-cell/>
          <table:table-cell office:value-type="float" office:value="784" calcext:value-type="float">
            <text:p>784</text:p>
          </table:table-cell>
          <table:table-cell table:formula="of:=NORMDIST([.G48];873;292;0)" office:value-type="float" office:value="0.00130423034602764" calcext:value-type="float">
            <text:p>0.001304230346028</text:p>
          </table:table-cell>
          <table:table-cell/>
          <table:table-cell office:value-type="float" office:value="20757" calcext:value-type="float">
            <text:p>20757</text:p>
          </table:table-cell>
          <table:table-cell table:formula="of:=NORMDIST([.J48];19650;282;0)" office:value-type="float" office:value="0.000000637478037449454" calcext:value-type="float">
            <text:p>6.37478037449454E-07</text:p>
          </table:table-cell>
          <table:table-cell table:number-columns-repeated="6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3"/>
          <table:table-cell office:value-type="float" office:value="40811" calcext:value-type="float">
            <text:p>40811</text:p>
          </table:table-cell>
          <table:table-cell/>
          <table:table-cell office:value-type="float" office:value="799" calcext:value-type="float">
            <text:p>799</text:p>
          </table:table-cell>
          <table:table-cell table:formula="of:=NORMDIST([.G49];873;292;0)" office:value-type="float" office:value="0.00132306486808599" calcext:value-type="float">
            <text:p>0.001323064868086</text:p>
          </table:table-cell>
          <table:table-cell/>
          <table:table-cell office:value-type="float" office:value="20764" calcext:value-type="float">
            <text:p>20764</text:p>
          </table:table-cell>
          <table:table-cell table:formula="of:=NORMDIST([.J49];19650;282;0)" office:value-type="float" office:value="0.000000578113063254329" calcext:value-type="float">
            <text:p>5.78113063254329E-07</text:p>
          </table:table-cell>
          <table:table-cell table:number-columns-repeated="6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368364" calcext:value-type="float">
            <text:p>368364</text:p>
          </table:table-cell>
          <table:table-cell/>
          <table:table-cell office:value-type="float" office:value="799" calcext:value-type="float">
            <text:p>799</text:p>
          </table:table-cell>
          <table:table-cell table:formula="of:=NORMDIST([.G50];873;292;0)" office:value-type="float" office:value="0.00132306486808599" calcext:value-type="float">
            <text:p>0.001323064868086</text:p>
          </table:table-cell>
          <table:table-cell/>
          <table:table-cell office:value-type="float" office:value="20790" calcext:value-type="float">
            <text:p>20790</text:p>
          </table:table-cell>
          <table:table-cell table:formula="of:=NORMDIST([.J50];19650;282;0)" office:value-type="float" office:value="0.000000399935018352932" calcext:value-type="float">
            <text:p>3.99935018352932E-07</text:p>
          </table:table-cell>
          <table:table-cell table:number-columns-repeated="6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3"/>
          <table:table-cell office:value-type="float" office:value="34943" calcext:value-type="float">
            <text:p>34943</text:p>
          </table:table-cell>
          <table:table-cell/>
          <table:table-cell office:value-type="float" office:value="806" calcext:value-type="float">
            <text:p>806</text:p>
          </table:table-cell>
          <table:table-cell table:formula="of:=NORMDIST([.G51];873;292;0)" office:value-type="float" office:value="0.00133074484696504" calcext:value-type="float">
            <text:p>0.001330744846965</text:p>
          </table:table-cell>
          <table:table-cell/>
          <table:table-cell office:value-type="float" office:value="20894" calcext:value-type="float">
            <text:p>20894</text:p>
          </table:table-cell>
          <table:table-cell table:formula="of:=NORMDIST([.J51];19650;282;0)" office:value-type="float" office:value="0.0000000841353466437885" calcext:value-type="float">
            <text:p>8.41353466437885E-08</text:p>
          </table:table-cell>
          <table:table-cell table:number-columns-repeated="6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31736" calcext:value-type="float">
            <text:p>31736</text:p>
          </table:table-cell>
          <table:table-cell/>
          <table:table-cell office:value-type="float" office:value="812" calcext:value-type="float">
            <text:p>812</text:p>
          </table:table-cell>
          <table:table-cell table:formula="of:=NORMDIST([.G52];873;292;0)" office:value-type="float" office:value="0.00133675158426475" calcext:value-type="float">
            <text:p>0.001336751584265</text:p>
          </table:table-cell>
          <table:table-cell/>
          <table:table-cell office:value-type="float" office:value="20928" calcext:value-type="float">
            <text:p>20928</text:p>
          </table:table-cell>
          <table:table-cell table:formula="of:=NORMDIST([.J52];19650;282;0)" office:value-type="float" office:value="0.000000049072261256973" calcext:value-type="float">
            <text:p>4.9072261256973E-08</text:p>
          </table:table-cell>
          <table:table-cell table:number-columns-repeated="6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32484" calcext:value-type="float">
            <text:p>32484</text:p>
          </table:table-cell>
          <table:table-cell/>
          <table:table-cell office:value-type="float" office:value="812.5" calcext:value-type="float">
            <text:p>812.5</text:p>
          </table:table-cell>
          <table:table-cell table:formula="of:=NORMDIST([.G53];873;292;0)" office:value-type="float" office:value="0.00133722788214799" calcext:value-type="float">
            <text:p>0.001337227882148</text:p>
          </table:table-cell>
          <table:table-cell/>
          <table:table-cell office:value-type="float" office:value="20946" calcext:value-type="float">
            <text:p>20946</text:p>
          </table:table-cell>
          <table:table-cell table:formula="of:=NORMDIST([.J53];19650;282;0)" office:value-type="float" office:value="0.0000000366709778162018" calcext:value-type="float">
            <text:p>3.66709778162018E-08</text:p>
          </table:table-cell>
          <table:table-cell table:number-columns-repeated="6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34520" calcext:value-type="float">
            <text:p>34520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NORMDIST([.G54];873;292;0)" office:value-type="float" office:value="0.00133770042750412" calcext:value-type="float">
            <text:p>0.001337700427504</text:p>
          </table:table-cell>
          <table:table-cell/>
          <table:table-cell office:value-type="float" office:value="21011" calcext:value-type="float">
            <text:p>21011</text:p>
          </table:table-cell>
          <table:table-cell table:formula="of:=NORMDIST([.J54];19650;282;0)" office:value-type="float" office:value="0.000000012380448413728" calcext:value-type="float">
            <text:p>1.2380448413728E-08</text:p>
          </table:table-cell>
          <table:table-cell table:number-columns-repeated="6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40610" calcext:value-type="float">
            <text:p>40610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NORMDIST([.G55];873;292;0)" office:value-type="float" office:value="0.00133955300217972" calcext:value-type="float">
            <text:p>0.00133955300218</text:p>
          </table:table-cell>
          <table:table-cell/>
          <table:table-cell office:value-type="float" office:value="21203" calcext:value-type="float">
            <text:p>21203</text:p>
          </table:table-cell>
          <table:table-cell table:formula="of:=NORMDIST([.J55];19650;282;0)" office:value-type="float" office:value="0.000000000367286893912449" calcext:value-type="float">
            <text:p>3.67286893912449E-10</text:p>
          </table:table-cell>
          <table:table-cell table:number-columns-repeated="6"/>
        </table:table-row>
        <table:table-row table:style-name="ro2">
          <table:table-cell office:value-type="float" office:value="812.5" calcext:value-type="float">
            <text:p>812.5</text:p>
          </table:table-cell>
          <table:table-cell table:number-columns-repeated="3"/>
          <table:table-cell office:value-type="float" office:value="41342" calcext:value-type="float">
            <text:p>41342</text:p>
          </table:table-cell>
          <table:table-cell/>
          <table:table-cell office:value-type="float" office:value="821" calcext:value-type="float">
            <text:p>821</text:p>
          </table:table-cell>
          <table:table-cell table:formula="of:=NORMDIST([.G56];873;292;0)" office:value-type="float" office:value="0.00134474756307751" calcext:value-type="float">
            <text:p>0.001344747563078</text:p>
          </table:table-cell>
          <table:table-cell/>
          <table:table-cell office:value-type="float" office:value="21877" calcext:value-type="float">
            <text:p>21877</text:p>
          </table:table-cell>
          <table:table-cell table:formula="of:=NORMDIST([.J56];19650;282;0)" office:value-type="float" office:value="4.05726175028938E-017" calcext:value-type="float">
            <text:p>4.05726175028938E-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43503" calcext:value-type="float">
            <text:p>43503</text:p>
          </table:table-cell>
          <table:table-cell/>
          <table:table-cell office:value-type="float" office:value="821" calcext:value-type="float">
            <text:p>821</text:p>
          </table:table-cell>
          <table:table-cell table:formula="of:=NORMDIST([.G57];873;292;0)" office:value-type="float" office:value="0.00134474756307751" calcext:value-type="float">
            <text:p>0.001344747563078</text:p>
          </table:table-cell>
          <table:table-cell/>
          <table:table-cell office:value-type="float" office:value="21984" calcext:value-type="float">
            <text:p>21984</text:p>
          </table:table-cell>
          <table:table-cell table:formula="of:=NORMDIST([.J57];19650;282;0)" office:value-type="float" office:value="1.88639482846882E-018" calcext:value-type="float">
            <text:p>1.88639482846882E-18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42467" calcext:value-type="float">
            <text:p>42467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NORMDIST([.G58];873;292;0)" office:value-type="float" office:value="0.00134790558042234" calcext:value-type="float">
            <text:p>0.001347905580422</text:p>
          </table:table-cell>
          <table:table-cell/>
          <table:table-cell office:value-type="float" office:value="22022" calcext:value-type="float">
            <text:p>22022</text:p>
          </table:table-cell>
          <table:table-cell table:formula="of:=NORMDIST([.J58];19650;282;0)" office:value-type="float" office:value="6.12811764825228E-019" calcext:value-type="float">
            <text:p>6.12811764825228E-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4511" calcext:value-type="float">
            <text:p>24511</text:p>
          </table:table-cell>
          <table:table-cell office:value-type="float" office:value="15858" calcext:value-type="float">
            <text:p>15858</text:p>
          </table:table-cell>
          <table:table-cell/>
          <table:table-cell office:value-type="float" office:value="40627.5" calcext:value-type="float">
            <text:p>40627.5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NORMDIST([.G59];873;292;0)" office:value-type="float" office:value="0.00135218067119184" calcext:value-type="float">
            <text:p>0.001352180671192</text:p>
          </table:table-cell>
          <table:table-cell/>
          <table:table-cell office:value-type="float" office:value="22098" calcext:value-type="float">
            <text:p>22098</text:p>
          </table:table-cell>
          <table:table-cell table:formula="of:=NORMDIST([.J59];19650;282;0)" office:value-type="float" office:value="6.12432569366876E-020" calcext:value-type="float">
            <text:p>6.12432569366876E-2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39047" calcext:value-type="float">
            <text:p>39047</text:p>
          </table:table-cell>
          <table:table-cell/>
          <table:table-cell office:value-type="float" office:value="836" calcext:value-type="float">
            <text:p>836</text:p>
          </table:table-cell>
          <table:table-cell table:formula="of:=NORMDIST([.G60];873;292;0)" office:value-type="float" office:value="0.00135531640510933" calcext:value-type="float">
            <text:p>0.001355316405109</text:p>
          </table:table-cell>
          <table:table-cell/>
          <table:table-cell office:value-type="float" office:value="22164" calcext:value-type="float">
            <text:p>22164</text:p>
          </table:table-cell>
          <table:table-cell table:formula="of:=NORMDIST([.J60];19650;282;0)" office:value-type="float" office:value="7.81290807523778E-021" calcext:value-type="float">
            <text:p>7.81290807523778E-21</text:p>
          </table:table-cell>
          <table:table-cell table:number-columns-repeated="6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42134" calcext:value-type="float">
            <text:p>42134</text:p>
          </table:table-cell>
          <table:table-cell/>
          <table:table-cell office:value-type="float" office:value="836.5" calcext:value-type="float">
            <text:p>836.5</text:p>
          </table:table-cell>
          <table:table-cell table:formula="of:=NORMDIST([.G61];873;292;0)" office:value-type="float" office:value="0.00135560851693407" calcext:value-type="float">
            <text:p>0.001355608516934</text:p>
          </table:table-cell>
          <table:table-cell/>
          <table:table-cell office:value-type="float" office:value="22171" calcext:value-type="float">
            <text:p>22171</text:p>
          </table:table-cell>
          <table:table-cell table:formula="of:=NORMDIST([.J61];19650;282;0)" office:value-type="float" office:value="6.25998305791823E-021" calcext:value-type="float">
            <text:p>6.25998305791823E-21</text:p>
          </table:table-cell>
          <table:table-cell table:number-columns-repeated="6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3"/>
          <table:table-cell office:value-type="float" office:value="40999" calcext:value-type="float">
            <text:p>40999</text:p>
          </table:table-cell>
          <table:table-cell/>
          <table:table-cell office:value-type="float" office:value="867" calcext:value-type="float">
            <text:p>867</text:p>
          </table:table-cell>
          <table:table-cell table:formula="of:=NORMDIST([.G62];873;292;0)" office:value-type="float" office:value="0.00136595229100809" calcext:value-type="float">
            <text:p>0.001365952291008</text:p>
          </table:table-cell>
          <table:table-cell/>
          <table:table-cell office:value-type="float" office:value="22225" calcext:value-type="float">
            <text:p>22225</text:p>
          </table:table-cell>
          <table:table-cell table:formula="of:=NORMDIST([.J62];19650;282;0)" office:value-type="float" office:value="1.10958139268625E-021" calcext:value-type="float">
            <text:p>1.10958139268625E-21</text:p>
          </table:table-cell>
          <table:table-cell table:number-columns-repeated="6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40860" calcext:value-type="float">
            <text:p>40860</text:p>
          </table:table-cell>
          <table:table-cell/>
          <table:table-cell office:value-type="float" office:value="873" calcext:value-type="float">
            <text:p>873</text:p>
          </table:table-cell>
          <table:table-cell table:formula="of:=NORMDIST([.G63];873;292;0)" office:value-type="float" office:value="0.00136624068630628" calcext:value-type="float">
            <text:p>0.001366240686306</text:p>
          </table:table-cell>
          <table:table-cell/>
          <table:table-cell office:value-type="float" office:value="22240" calcext:value-type="float">
            <text:p>22240</text:p>
          </table:table-cell>
          <table:table-cell table:formula="of:=NORMDIST([.J63];19650;282;0)" office:value-type="float" office:value="6.81721354162262E-022" calcext:value-type="float">
            <text:p>6.81721354162262E-22</text:p>
          </table:table-cell>
          <table:table-cell table:number-columns-repeated="6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42038" calcext:value-type="float">
            <text:p>42038</text:p>
          </table:table-cell>
          <table:table-cell/>
          <table:table-cell office:value-type="float" office:value="874" calcext:value-type="float">
            <text:p>874</text:p>
          </table:table-cell>
          <table:table-cell table:formula="of:=NORMDIST([.G64];873;292;0)" office:value-type="float" office:value="0.00136623267450364" calcext:value-type="float">
            <text:p>0.001366232674504</text:p>
          </table:table-cell>
          <table:table-cell/>
          <table:table-cell office:value-type="float" office:value="22484" calcext:value-type="float">
            <text:p>22484</text:p>
          </table:table-cell>
          <table:table-cell table:formula="of:=NORMDIST([.J64];19650;282;0)" office:value-type="float" office:value="1.65880172221915E-025" calcext:value-type="float">
            <text:p>1.65880172221915E-25</text:p>
          </table:table-cell>
          <table:table-cell table:number-columns-repeated="6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34246" calcext:value-type="float">
            <text:p>34246</text:p>
          </table:table-cell>
          <table:table-cell/>
          <table:table-cell office:value-type="float" office:value="878" calcext:value-type="float">
            <text:p>878</text:p>
          </table:table-cell>
          <table:table-cell table:formula="of:=NORMDIST([.G65];873;292;0)" office:value-type="float" office:value="0.00136604040533433" calcext:value-type="float">
            <text:p>0.001366040405334</text:p>
          </table:table-cell>
          <table:table-cell/>
          <table:table-cell office:value-type="float" office:value="23233" calcext:value-type="float">
            <text:p>23233</text:p>
          </table:table-cell>
          <table:table-cell table:formula="of:=NORMDIST([.J65];19650;282;0)" office:value-type="float" office:value="1.24646942658567E-038" calcext:value-type="float">
            <text:p>1.24646942658567E-38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33220" calcext:value-type="float">
            <text:p>33220</text:p>
          </table:table-cell>
          <table:table-cell/>
          <table:table-cell office:value-type="float" office:value="878" calcext:value-type="float">
            <text:p>878</text:p>
          </table:table-cell>
          <table:table-cell table:formula="of:=NORMDIST([.G66];873;292;0)" office:value-type="float" office:value="0.00136604040533433" calcext:value-type="float">
            <text:p>0.001366040405334</text:p>
          </table:table-cell>
          <table:table-cell/>
          <table:table-cell office:value-type="float" office:value="23426" calcext:value-type="float">
            <text:p>23426</text:p>
          </table:table-cell>
          <table:table-cell table:formula="of:=NORMDIST([.J66];19650;282;0)" office:value-type="float" office:value="1.649923055347E-042" calcext:value-type="float">
            <text:p>1.649923055347E-42</text:p>
          </table:table-cell>
          <table:table-cell table:number-columns-repeated="6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43383" calcext:value-type="float">
            <text:p>4338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NORMDIST([.G67];873;292;0)" office:value-type="float" office:value="0.00136595229100809" calcext:value-type="float">
            <text:p>0.001365952291008</text:p>
          </table:table-cell>
          <table:table-cell/>
          <table:table-cell office:value-type="float" office:value="23446" calcext:value-type="float">
            <text:p>23446</text:p>
          </table:table-cell>
          <table:table-cell table:formula="of:=NORMDIST([.J67];19650;282;0)" office:value-type="float" office:value="6.36712709694282E-043" calcext:value-type="float">
            <text:p>6.36712709694282E-43</text:p>
          </table:table-cell>
          <table:table-cell table:number-columns-repeated="6"/>
        </table:table-row>
        <table:table-row table:style-name="ro2">
          <table:table-cell office:value-type="float" office:value="1779" calcext:value-type="float">
            <text:p>1779</text:p>
          </table:table-cell>
          <table:table-cell table:number-columns-repeated="3"/>
          <table:table-cell office:value-type="float" office:value="40879" calcext:value-type="float">
            <text:p>40879</text:p>
          </table:table-cell>
          <table:table-cell/>
          <table:table-cell office:value-type="float" office:value="899" calcext:value-type="float">
            <text:p>899</text:p>
          </table:table-cell>
          <table:table-cell table:formula="of:=NORMDIST([.G68];873;292;0)" office:value-type="float" office:value="0.00136083541260133" calcext:value-type="float">
            <text:p>0.001360835412601</text:p>
          </table:table-cell>
          <table:table-cell/>
          <table:table-cell office:value-type="float" office:value="23470" calcext:value-type="float">
            <text:p>23470</text:p>
          </table:table-cell>
          <table:table-cell table:formula="of:=NORMDIST([.J68];19650;282;0)" office:value-type="float" office:value="2.01760345117946E-043" calcext:value-type="float">
            <text:p>2.01760345117946E-43</text:p>
          </table:table-cell>
          <table:table-cell table:number-columns-repeated="6"/>
        </table:table-row>
        <table:table-row table:style-name="ro2">
          <table:table-cell office:value-type="float" office:value="1737" calcext:value-type="float">
            <text:p>1737</text:p>
          </table:table-cell>
          <table:table-cell table:number-columns-repeated="3"/>
          <table:table-cell office:value-type="float" office:value="39762" calcext:value-type="float">
            <text:p>39762</text:p>
          </table:table-cell>
          <table:table-cell/>
          <table:table-cell office:value-type="float" office:value="908" calcext:value-type="float">
            <text:p>908</text:p>
          </table:table-cell>
          <table:table-cell table:formula="of:=NORMDIST([.G69];873;292;0)" office:value-type="float" office:value="0.00135646136656996" calcext:value-type="float">
            <text:p>0.00135646136657</text:p>
          </table:table-cell>
          <table:table-cell/>
          <table:table-cell office:value-type="float" office:value="24326" calcext:value-type="float">
            <text:p>24326</text:p>
          </table:table-cell>
          <table:table-cell table:formula="of:=NORMDIST([.J69];19650;282;0)" office:value-type="float" office:value="2.79531425137125E-063" calcext:value-type="float">
            <text:p>2.79531425137125E-63</text:p>
          </table:table-cell>
          <table:table-cell table:number-columns-repeated="6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36224" calcext:value-type="float">
            <text:p>36224</text:p>
          </table:table-cell>
          <table:table-cell/>
          <table:table-cell office:value-type="float" office:value="908" calcext:value-type="float">
            <text:p>908</text:p>
          </table:table-cell>
          <table:table-cell table:formula="of:=NORMDIST([.G70];873;292;0)" office:value-type="float" office:value="0.00135646136656996" calcext:value-type="float">
            <text:p>0.00135646136657</text:p>
          </table:table-cell>
          <table:table-cell/>
          <table:table-cell office:value-type="float" office:value="24920" calcext:value-type="float">
            <text:p>24920</text:p>
          </table:table-cell>
          <table:table-cell table:formula="of:=NORMDIST([.J70];19650;282;0)" office:value-type="float" office:value="2.06218283995304E-079" calcext:value-type="float">
            <text:p>2.06218283995304E-79</text:p>
          </table:table-cell>
          <table:table-cell table:number-columns-repeated="6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3"/>
          <table:table-cell office:value-type="float" office:value="38583" calcext:value-type="float">
            <text:p>38583</text:p>
          </table:table-cell>
          <table:table-cell/>
          <table:table-cell office:value-type="float" office:value="911" calcext:value-type="float">
            <text:p>911</text:p>
          </table:table-cell>
          <table:table-cell table:formula="of:=NORMDIST([.G71];873;292;0)" office:value-type="float" office:value="0.00135472045382525" calcext:value-type="float">
            <text:p>0.001354720453825</text:p>
          </table:table-cell>
          <table:table-cell/>
          <table:table-cell office:value-type="float" office:value="25183" calcext:value-type="float">
            <text:p>25183</text:p>
          </table:table-cell>
          <table:table-cell table:formula="of:=NORMDIST([.J71];19650;282;0)" office:value-type="float" office:value="3.59924971228885E-087" calcext:value-type="float">
            <text:p>3.59924971228885E-87</text:p>
          </table:table-cell>
          <table:table-cell table:number-columns-repeated="6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38952" calcext:value-type="float">
            <text:p>38952</text:p>
          </table:table-cell>
          <table:table-cell/>
          <table:table-cell office:value-type="float" office:value="911" calcext:value-type="float">
            <text:p>911</text:p>
          </table:table-cell>
          <table:table-cell table:formula="of:=NORMDIST([.G72];873;292;0)" office:value-type="float" office:value="0.00135472045382525" calcext:value-type="float">
            <text:p>0.001354720453825</text:p>
          </table:table-cell>
          <table:table-cell/>
          <table:table-cell office:value-type="float" office:value="26266" calcext:value-type="float">
            <text:p>26266</text:p>
          </table:table-cell>
          <table:table-cell table:formula="of:=NORMDIST([.J72];19650;282;0)" office:value-type="float" office:value="4.25471050877625E-123" calcext:value-type="float">
            <text:p>4.25471050877625E-123</text:p>
          </table:table-cell>
          <table:table-cell table:number-columns-repeated="6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35393" calcext:value-type="float">
            <text:p>35393</text:p>
          </table:table-cell>
          <table:table-cell/>
          <table:table-cell office:value-type="float" office:value="923" calcext:value-type="float">
            <text:p>923</text:p>
          </table:table-cell>
          <table:table-cell table:formula="of:=NORMDIST([.G73];873;292;0)" office:value-type="float" office:value="0.00134635722633389" calcext:value-type="float">
            <text:p>0.001346357226334</text:p>
          </table:table-cell>
          <table:table-cell table:number-columns-repeated="9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36701" calcext:value-type="float">
            <text:p>36701</text:p>
          </table:table-cell>
          <table:table-cell/>
          <table:table-cell office:value-type="float" office:value="924" calcext:value-type="float">
            <text:p>924</text:p>
          </table:table-cell>
          <table:table-cell table:formula="of:=NORMDIST([.G74];873;292;0)" office:value-type="float" office:value="0.00134556004453263" calcext:value-type="float">
            <text:p>0.001345560044533</text:p>
          </table:table-cell>
          <table:table-cell table:number-columns-repeated="9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number-columns-repeated="3"/>
          <table:table-cell office:value-type="float" office:value="40377" calcext:value-type="float">
            <text:p>40377</text:p>
          </table:table-cell>
          <table:table-cell/>
          <table:table-cell office:value-type="float" office:value="926" calcext:value-type="float">
            <text:p>926</text:p>
          </table:table-cell>
          <table:table-cell table:formula="of:=NORMDIST([.G75];873;292;0)" office:value-type="float" office:value="0.00134391981025896" calcext:value-type="float">
            <text:p>0.001343919810259</text:p>
          </table:table-cell>
          <table:table-cell table:number-columns-repeated="9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40475" calcext:value-type="float">
            <text:p>40475</text:p>
          </table:table-cell>
          <table:table-cell/>
          <table:table-cell office:value-type="float" office:value="927" calcext:value-type="float">
            <text:p>927</text:p>
          </table:table-cell>
          <table:table-cell table:formula="of:=NORMDIST([.G76];873;292;0)" office:value-type="float" office:value="0.00134307681488736" calcext:value-type="float">
            <text:p>0.00134307681488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40308" calcext:value-type="float">
            <text:p>40308</text:p>
          </table:table-cell>
          <table:table-cell/>
          <table:table-cell office:value-type="float" office:value="932" calcext:value-type="float">
            <text:p>932</text:p>
          </table:table-cell>
          <table:table-cell table:formula="of:=NORMDIST([.G77];873;292;0)" office:value-type="float" office:value="0.0013386342442762" calcext:value-type="float">
            <text:p>0.001338634244276</text:p>
          </table:table-cell>
          <table:table-cell table:number-columns-repeated="9"/>
        </table:table-row>
        <table:table-row table:style-name="ro2">
          <table:table-cell/>
          <table:table-cell office:value-type="float" office:value="22795" calcext:value-type="float">
            <text:p>22795</text:p>
          </table:table-cell>
          <table:table-cell office:value-type="float" office:value="13551" calcext:value-type="float">
            <text:p>13551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formula="of:=NORMDIST([.G78];873;292;0)" office:value-type="float" office:value="0.00133675158426475" calcext:value-type="float">
            <text:p>0.001336751584265</text:p>
          </table:table-cell>
          <table:table-cell table:number-columns-repeated="9"/>
        </table:table-row>
        <table:table-row table:style-name="ro2">
          <table:table-cell/>
          <table:table-cell office:value-type="float" office:value="23557" calcext:value-type="float">
            <text:p>23557</text:p>
          </table:table-cell>
          <table:table-cell office:value-type="float" office:value="14613" calcext:value-type="float">
            <text:p>14613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NORMDIST([.G79];873;292;0)" office:value-type="float" office:value="0.00133578774746507" calcext:value-type="float">
            <text:p>0.001335787747465</text:p>
          </table:table-cell>
          <table:table-cell table:number-columns-repeated="9"/>
        </table:table-row>
        <table:table-row table:style-name="ro2">
          <table:table-cell/>
          <table:table-cell office:value-type="float" office:value="23644" calcext:value-type="float">
            <text:p>23644</text:p>
          </table:table-cell>
          <table:table-cell office:value-type="float" office:value="17573" calcext:value-type="float">
            <text:p>17573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formula="of:=NORMDIST([.G80];873;292;0)" office:value-type="float" office:value="0.0013338152273299" calcext:value-type="float">
            <text:p>0.00133381522733</text:p>
          </table:table-cell>
          <table:table-cell table:number-columns-repeated="9"/>
        </table:table-row>
        <table:table-row table:style-name="ro2">
          <table:table-cell office:value-type="float" office:value="1075.5" calcext:value-type="float">
            <text:p>1075.5</text:p>
          </table:table-cell>
          <table:table-cell office:value-type="float" office:value="22140" calcext:value-type="float">
            <text:p>22140</text:p>
          </table:table-cell>
          <table:table-cell office:value-type="float" office:value="18588" calcext:value-type="float">
            <text:p>18588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NORMDIST([.G81];873;292;0)" office:value-type="float" office:value="0.00133280661231972" calcext:value-type="float">
            <text:p>0.00133280661232</text:p>
          </table:table-cell>
          <table:table-cell table:number-columns-repeated="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1570" calcext:value-type="float">
            <text:p>21570</text:p>
          </table:table-cell>
          <table:table-cell office:value-type="float" office:value="15005" calcext:value-type="float">
            <text:p>15005</text:p>
          </table:table-cell>
          <table:table-cell table:number-columns-repeated="3"/>
          <table:table-cell office:value-type="float" office:value="938.5" calcext:value-type="float">
            <text:p>938.5</text:p>
          </table:table-cell>
          <table:table-cell table:formula="of:=NORMDIST([.G82];873;292;0)" office:value-type="float" office:value="0.00133229673127072" calcext:value-type="float">
            <text:p>0.001332296731271</text:p>
          </table:table-cell>
          <table:table-cell table:number-columns-repeated="9"/>
        </table:table-row>
        <table:table-row table:style-name="ro2">
          <table:table-cell/>
          <table:table-cell office:value-type="float" office:value="21798" calcext:value-type="float">
            <text:p>21798</text:p>
          </table:table-cell>
          <table:table-cell office:value-type="float" office:value="14405" calcext:value-type="float">
            <text:p>14405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formula="of:=NORMDIST([.G83];873;292;0)" office:value-type="float" office:value="0.00132306486808599" calcext:value-type="float">
            <text:p>0.001323064868086</text:p>
          </table:table-cell>
          <table:table-cell table:number-columns-repeated="9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22714" calcext:value-type="float">
            <text:p>22714</text:p>
          </table:table-cell>
          <table:table-cell office:value-type="float" office:value="15376" calcext:value-type="float">
            <text:p>15376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NORMDIST([.G84];873;292;0)" office:value-type="float" office:value="0.00131955486961886" calcext:value-type="float">
            <text:p>0.001319554869619</text:p>
          </table:table-cell>
          <table:table-cell table:number-columns-repeated="9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20399" calcext:value-type="float">
            <text:p>20399</text:p>
          </table:table-cell>
          <table:table-cell office:value-type="float" office:value="17353" calcext:value-type="float">
            <text:p>17353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NORMDIST([.G85];873;292;0)" office:value-type="float" office:value="0.00131835601617793" calcext:value-type="float">
            <text:p>0.001318356016178</text:p>
          </table:table-cell>
          <table:table-cell table:number-columns-repeated="9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22525" calcext:value-type="float">
            <text:p>22525</text:p>
          </table:table-cell>
          <table:table-cell office:value-type="float" office:value="18215" calcext:value-type="float">
            <text:p>18215</text:p>
          </table:table-cell>
          <table:table-cell table:number-columns-repeated="3"/>
          <table:table-cell office:value-type="float" office:value="954" calcext:value-type="float">
            <text:p>954</text:p>
          </table:table-cell>
          <table:table-cell table:formula="of:=NORMDIST([.G86];873;292;0)" office:value-type="float" office:value="0.00131467347065372" calcext:value-type="float">
            <text:p>0.001314673470654</text:p>
          </table:table-cell>
          <table:table-cell table:number-columns-repeated="9"/>
        </table:table-row>
        <table:table-row table:style-name="ro2">
          <table:table-cell/>
          <table:table-cell office:value-type="float" office:value="21255" calcext:value-type="float">
            <text:p>21255</text:p>
          </table:table-cell>
          <table:table-cell office:value-type="float" office:value="18292" calcext:value-type="float">
            <text:p>18292</text:p>
          </table:table-cell>
          <table:table-cell table:number-columns-repeated="3"/>
          <table:table-cell office:value-type="float" office:value="957.5" calcext:value-type="float">
            <text:p>957.5</text:p>
          </table:table-cell>
          <table:table-cell table:formula="of:=NORMDIST([.G87];873;292;0)" office:value-type="float" office:value="0.00131021535998221" calcext:value-type="float">
            <text:p>0.001310215359982</text:p>
          </table:table-cell>
          <table:table-cell table:number-columns-repeated="9"/>
        </table:table-row>
        <table:table-row table:style-name="ro2">
          <table:table-cell/>
          <table:table-cell office:value-type="float" office:value="21111" calcext:value-type="float">
            <text:p>21111</text:p>
          </table:table-cell>
          <table:table-cell office:value-type="float" office:value="17227" calcext:value-type="float">
            <text:p>17227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NORMDIST([.G88];873;292;0)" office:value-type="float" office:value="0.00130692528896124" calcext:value-type="float">
            <text:p>0.001306925288961</text:p>
          </table:table-cell>
          <table:table-cell table:number-columns-repeated="9"/>
        </table:table-row>
        <table:table-row table:style-name="ro2">
          <table:table-cell/>
          <table:table-cell office:value-type="float" office:value="13376" calcext:value-type="float">
            <text:p>13376</text:p>
          </table:table-cell>
          <table:table-cell office:value-type="float" office:value="17265" calcext:value-type="float">
            <text:p>17265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table:formula="of:=NORMDIST([.G89];873;292;0)" office:value-type="float" office:value="0.00128227572496658" calcext:value-type="float">
            <text:p>0.001282275724967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254" calcext:value-type="float">
            <text:p>16254</text:p>
          </table:table-cell>
          <table:table-cell office:value-type="float" office:value="20531" calcext:value-type="float">
            <text:p>20531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table:formula="of:=NORMDIST([.G90];873;292;0)" office:value-type="float" office:value="0.00127912144453353" calcext:value-type="float">
            <text:p>0.001279121444534</text:p>
          </table:table-cell>
          <table:table-cell table:number-columns-repeated="9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33255" calcext:value-type="float">
            <text:p>33255</text:p>
          </table:table-cell>
          <table:table-cell/>
          <table:table-cell office:value-type="float" office:value="988" calcext:value-type="float">
            <text:p>988</text:p>
          </table:table-cell>
          <table:table-cell table:formula="of:=NORMDIST([.G91];873;292;0)" office:value-type="float" office:value="0.00126428873233777" calcext:value-type="float">
            <text:p>0.001264288732338</text:p>
          </table:table-cell>
          <table:table-cell table:number-columns-repeated="9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number-columns-repeated="3"/>
          <table:table-cell office:value-type="float" office:value="39037" calcext:value-type="float">
            <text:p>39037</text:p>
          </table:table-cell>
          <table:table-cell/>
          <table:table-cell office:value-type="float" office:value="996.5" calcext:value-type="float">
            <text:p>996.5</text:p>
          </table:table-cell>
          <table:table-cell table:formula="of:=NORMDIST([.G92];873;292;0)" office:value-type="float" office:value="0.00124934775619794" calcext:value-type="float">
            <text:p>0.001249347756198</text:p>
          </table:table-cell>
          <table:table-cell table:number-columns-repeated="9"/>
        </table:table-row>
        <table:table-row table:style-name="ro2">
          <table:table-cell office:value-type="float" office:value="951" calcext:value-type="float">
            <text:p>951</text:p>
          </table:table-cell>
          <table:table-cell/>
          <table:table-cell office:value-type="float" office:value="17856" calcext:value-type="float">
            <text:p>17856</text:p>
          </table:table-cell>
          <table:table-cell office:value-type="float" office:value="9250" calcext:value-type="float">
            <text:p>9250</text:p>
          </table:table-cell>
          <table:table-cell office:value-type="float" office:value="33792" calcext:value-type="float">
            <text:p>33792</text:p>
          </table:table-cell>
          <table:table-cell/>
          <table:table-cell office:value-type="float" office:value="1005" calcext:value-type="float">
            <text:p>1005</text:p>
          </table:table-cell>
          <table:table-cell table:formula="of:=NORMDIST([.G93];873;292;0)" office:value-type="float" office:value="0.00123353764440086" calcext:value-type="float">
            <text:p>0.00123353764440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33148" calcext:value-type="float">
            <text:p>33148</text:p>
          </table:table-cell>
          <table:table-cell/>
          <table:table-cell office:value-type="float" office:value="1010" calcext:value-type="float">
            <text:p>1010</text:p>
          </table:table-cell>
          <table:table-cell table:formula="of:=NORMDIST([.G94];873;292;0)" office:value-type="float" office:value="0.00122384667057424" calcext:value-type="float">
            <text:p>0.001223846670574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506" calcext:value-type="float">
            <text:p>8506</text:p>
          </table:table-cell>
          <table:table-cell office:value-type="float" office:value="28871" calcext:value-type="float">
            <text:p>28871</text:p>
          </table:table-cell>
          <table:table-cell/>
          <table:table-cell office:value-type="float" office:value="1013" calcext:value-type="float">
            <text:p>1013</text:p>
          </table:table-cell>
          <table:table-cell table:formula="of:=NORMDIST([.G95];873;292;0)" office:value-type="float" office:value="0.00121789725117225" calcext:value-type="float">
            <text:p>0.001217897251172</text:p>
          </table:table-cell>
          <table:table-cell table:number-columns-repeated="9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37908" calcext:value-type="float">
            <text:p>37908</text:p>
          </table:table-cell>
          <table:table-cell/>
          <table:table-cell office:value-type="float" office:value="1018" calcext:value-type="float">
            <text:p>1018</text:p>
          </table:table-cell>
          <table:table-cell table:formula="of:=NORMDIST([.G96];873;292;0)" office:value-type="float" office:value="0.00120776242018359" calcext:value-type="float">
            <text:p>0.001207762420184</text:p>
          </table:table-cell>
          <table:table-cell table:number-columns-repeated="9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37326" calcext:value-type="float">
            <text:p>37326</text:p>
          </table:table-cell>
          <table:table-cell/>
          <table:table-cell office:value-type="float" office:value="1021" calcext:value-type="float">
            <text:p>1021</text:p>
          </table:table-cell>
          <table:table-cell table:formula="of:=NORMDIST([.G97];873;292;0)" office:value-type="float" office:value="0.00120155293111223" calcext:value-type="float">
            <text:p>0.001201552931112</text:p>
          </table:table-cell>
          <table:table-cell table:number-columns-repeated="9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36727" calcext:value-type="float">
            <text:p>36727</text:p>
          </table:table-cell>
          <table:table-cell/>
          <table:table-cell office:value-type="float" office:value="1031.5" calcext:value-type="float">
            <text:p>1031.5</text:p>
          </table:table-cell>
          <table:table-cell table:formula="of:=NORMDIST([.G98];873;292;0)" office:value-type="float" office:value="0.00117908953730853" calcext:value-type="float">
            <text:p>0.001179089537309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1799" calcext:value-type="float">
            <text:p>11799</text:p>
          </table:table-cell>
          <table:table-cell office:value-type="float" office:value="38210" calcext:value-type="float">
            <text:p>38210</text:p>
          </table:table-cell>
          <table:table-cell/>
          <table:table-cell office:value-type="float" office:value="1053" calcext:value-type="float">
            <text:p>1053</text:p>
          </table:table-cell>
          <table:table-cell table:formula="of:=NORMDIST([.G99];873;292;0)" office:value-type="float" office:value="0.00112982733485291" calcext:value-type="float">
            <text:p>0.00112982733485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42224" calcext:value-type="float">
            <text:p>42224</text:p>
          </table:table-cell>
          <table:table-cell/>
          <table:table-cell office:value-type="float" office:value="1068" calcext:value-type="float">
            <text:p>1068</text:p>
          </table:table-cell>
          <table:table-cell table:formula="of:=NORMDIST([.G100];873;292;0)" office:value-type="float" office:value="0.00109316705105118" calcext:value-type="float">
            <text:p>0.00109316705105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43022" calcext:value-type="float">
            <text:p>43022</text:p>
          </table:table-cell>
          <table:table-cell/>
          <table:table-cell office:value-type="float" office:value="1070.5" calcext:value-type="float">
            <text:p>1070.5</text:p>
          </table:table-cell>
          <table:table-cell table:formula="of:=NORMDIST([.G101];873;292;0)" office:value-type="float" office:value="0.00108689482650482" calcext:value-type="float">
            <text:p>0.001086894826505</text:p>
          </table:table-cell>
          <table:table-cell table:number-columns-repeated="9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37523" calcext:value-type="float">
            <text:p>37523</text:p>
          </table:table-cell>
          <table:table-cell/>
          <table:table-cell office:value-type="float" office:value="1075" calcext:value-type="float">
            <text:p>1075</text:p>
          </table:table-cell>
          <table:table-cell table:formula="of:=NORMDIST([.G102];873;292;0)" office:value-type="float" office:value="0.00107549668853726" calcext:value-type="float">
            <text:p>0.001075496688537</text:p>
          </table:table-cell>
          <table:table-cell table:number-columns-repeated="9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34696" calcext:value-type="float">
            <text:p>34696</text:p>
          </table:table-cell>
          <table:table-cell/>
          <table:table-cell office:value-type="float" office:value="1075.5" calcext:value-type="float">
            <text:p>1075.5</text:p>
          </table:table-cell>
          <table:table-cell table:formula="of:=NORMDIST([.G103];873;292;0)" office:value-type="float" office:value="0.00107422188167311" calcext:value-type="float">
            <text:p>0.001074221881673</text:p>
          </table:table-cell>
          <table:table-cell table:number-columns-repeated="9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44922" calcext:value-type="float">
            <text:p>44922</text:p>
          </table:table-cell>
          <table:table-cell/>
          <table:table-cell office:value-type="float" office:value="1096" calcext:value-type="float">
            <text:p>1096</text:p>
          </table:table-cell>
          <table:table-cell table:formula="of:=NORMDIST([.G104];873;292;0)" office:value-type="float" office:value="0.00102065557831165" calcext:value-type="float">
            <text:p>0.001020655578312</text:p>
          </table:table-cell>
          <table:table-cell table:number-columns-repeated="9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3"/>
          <table:table-cell office:value-type="float" office:value="46388" calcext:value-type="float">
            <text:p>46388</text:p>
          </table:table-cell>
          <table:table-cell/>
          <table:table-cell office:value-type="float" office:value="1099" calcext:value-type="float">
            <text:p>1099</text:p>
          </table:table-cell>
          <table:table-cell table:formula="of:=NORMDIST([.G105];873;292;0)" office:value-type="float" office:value="0.00101262518171032" calcext:value-type="float">
            <text:p>0.00101262518171</text:p>
          </table:table-cell>
          <table:table-cell table:number-columns-repeated="9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46008" calcext:value-type="float">
            <text:p>46008</text:p>
          </table:table-cell>
          <table:table-cell/>
          <table:table-cell office:value-type="float" office:value="1141.5" calcext:value-type="float">
            <text:p>1141.5</text:p>
          </table:table-cell>
          <table:table-cell table:formula="of:=NORMDIST([.G106];873;292;0)" office:value-type="float" office:value="0.000895210784044201" calcext:value-type="float">
            <text:p>0.000895210784044</text:p>
          </table:table-cell>
          <table:table-cell table:number-columns-repeated="9"/>
        </table:table-row>
        <table:table-row table:style-name="ro2">
          <table:table-cell office:value-type="float" office:value="836.5" calcext:value-type="float">
            <text:p>836.5</text:p>
          </table:table-cell>
          <table:table-cell office:value-type="float" office:value="17786" calcext:value-type="float">
            <text:p>17786</text:p>
          </table:table-cell>
          <table:table-cell office:value-type="float" office:value="24794" calcext:value-type="float">
            <text:p>24794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formula="of:=NORMDIST([.G107];873;292;0)" office:value-type="float" office:value="0.000820153462904974" calcext:value-type="float">
            <text:p>0.000820153462905</text:p>
          </table:table-cell>
          <table:table-cell table:number-columns-repeated="9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3"/>
          <table:table-cell office:value-type="float" office:value="43361" calcext:value-type="float">
            <text:p>43361</text:p>
          </table:table-cell>
          <table:table-cell/>
          <table:table-cell office:value-type="float" office:value="1181" calcext:value-type="float">
            <text:p>1181</text:p>
          </table:table-cell>
          <table:table-cell table:formula="of:=NORMDIST([.G108];873;292;0)" office:value-type="float" office:value="0.000783305262093242" calcext:value-type="float">
            <text:p>0.000783305262093</text:p>
          </table:table-cell>
          <table:table-cell table:number-columns-repeated="9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41277" calcext:value-type="float">
            <text:p>41277</text:p>
          </table:table-cell>
          <table:table-cell/>
          <table:table-cell office:value-type="float" office:value="1187" calcext:value-type="float">
            <text:p>1187</text:p>
          </table:table-cell>
          <table:table-cell table:formula="of:=NORMDIST([.G109];873;292;0)" office:value-type="float" office:value="0.000766348872485459" calcext:value-type="float">
            <text:p>0.000766348872485</text:p>
          </table:table-cell>
          <table:table-cell table:number-columns-repeated="9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9681" calcext:value-type="float">
            <text:p>19681</text:p>
          </table:table-cell>
          <table:table-cell office:value-type="float" office:value="19105" calcext:value-type="float">
            <text:p>19105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table:formula="of:=NORMDIST([.G110];873;292;0)" office:value-type="float" office:value="0.000721414175734914" calcext:value-type="float">
            <text:p>0.000721414175735</text:p>
          </table:table-cell>
          <table:table-cell table:number-columns-repeated="9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20872" calcext:value-type="float">
            <text:p>20872</text:p>
          </table:table-cell>
          <table:table-cell office:value-type="float" office:value="18387" calcext:value-type="float">
            <text:p>18387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table:formula="of:=NORMDIST([.G111];873;292;0)" office:value-type="float" office:value="0.000721414175734914" calcext:value-type="float">
            <text:p>0.000721414175735</text:p>
          </table:table-cell>
          <table:table-cell table:number-columns-repeated="9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20568" calcext:value-type="float">
            <text:p>20568</text:p>
          </table:table-cell>
          <table:table-cell office:value-type="float" office:value="13996" calcext:value-type="float">
            <text:p>13996</text:p>
          </table:table-cell>
          <table:table-cell table:number-columns-repeated="3"/>
          <table:table-cell office:value-type="float" office:value="1209" calcext:value-type="float">
            <text:p>1209</text:p>
          </table:table-cell>
          <table:table-cell table:formula="of:=NORMDIST([.G112];873;292;0)" office:value-type="float" office:value="0.000704705733716134" calcext:value-type="float">
            <text:p>0.000704705733716</text:p>
          </table:table-cell>
          <table:table-cell table:number-columns-repeated="9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3"/>
          <table:table-cell office:value-type="float" office:value="34767" calcext:value-type="float">
            <text:p>34767</text:p>
          </table:table-cell>
          <table:table-cell/>
          <table:table-cell office:value-type="float" office:value="1227" calcext:value-type="float">
            <text:p>1227</text:p>
          </table:table-cell>
          <table:table-cell table:formula="of:=NORMDIST([.G113];873;292;0)" office:value-type="float" office:value="0.00065520469790248" calcext:value-type="float">
            <text:p>0.000655204697902</text:p>
          </table:table-cell>
          <table:table-cell table:number-columns-repeated="9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35884" calcext:value-type="float">
            <text:p>35884</text:p>
          </table:table-cell>
          <table:table-cell/>
          <table:table-cell office:value-type="float" office:value="1255" calcext:value-type="float">
            <text:p>1255</text:p>
          </table:table-cell>
          <table:table-cell table:formula="of:=NORMDIST([.G114];873;292;0)" office:value-type="float" office:value="0.000580621750815446" calcext:value-type="float">
            <text:p>0.000580621750815</text:p>
          </table:table-cell>
          <table:table-cell table:number-columns-repeated="9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35100" calcext:value-type="float">
            <text:p>35100</text:p>
          </table:table-cell>
          <table:table-cell/>
          <table:table-cell office:value-type="float" office:value="1291.5" calcext:value-type="float">
            <text:p>1291.5</text:p>
          </table:table-cell>
          <table:table-cell table:formula="of:=NORMDIST([.G115];873;292;0)" office:value-type="float" office:value="0.000489194233572845" calcext:value-type="float">
            <text:p>0.000489194233573</text:p>
          </table:table-cell>
          <table:table-cell table:number-columns-repeated="9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number-columns-repeated="3"/>
          <table:table-cell office:value-type="float" office:value="38667" calcext:value-type="float">
            <text:p>38667</text:p>
          </table:table-cell>
          <table:table-cell/>
          <table:table-cell office:value-type="float" office:value="1302" calcext:value-type="float">
            <text:p>1302</text:p>
          </table:table-cell>
          <table:table-cell table:formula="of:=NORMDIST([.G116];873;292;0)" office:value-type="float" office:value="0.000464320990952401" calcext:value-type="float">
            <text:p>0.000464320990952</text:p>
          </table:table-cell>
          <table:table-cell table:number-columns-repeated="9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36180" calcext:value-type="float">
            <text:p>36180</text:p>
          </table:table-cell>
          <table:table-cell/>
          <table:table-cell office:value-type="float" office:value="1310" calcext:value-type="float">
            <text:p>1310</text:p>
          </table:table-cell>
          <table:table-cell table:formula="of:=NORMDIST([.G117];873;292;0)" office:value-type="float" office:value="0.000445835185574512" calcext:value-type="float">
            <text:p>0.000445835185575</text:p>
          </table:table-cell>
          <table:table-cell table:number-columns-repeated="9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31874" calcext:value-type="float">
            <text:p>31874</text:p>
          </table:table-cell>
          <table:table-cell/>
          <table:table-cell office:value-type="float" office:value="1365" calcext:value-type="float">
            <text:p>1365</text:p>
          </table:table-cell>
          <table:table-cell table:formula="of:=NORMDIST([.G118];873;292;0)" office:value-type="float" office:value="0.000330405646405086" calcext:value-type="float">
            <text:p>0.000330405646405</text:p>
          </table:table-cell>
          <table:table-cell table:number-columns-repeated="9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35927" calcext:value-type="float">
            <text:p>35927</text:p>
          </table:table-cell>
          <table:table-cell/>
          <table:table-cell office:value-type="float" office:value="1366" calcext:value-type="float">
            <text:p>1366</text:p>
          </table:table-cell>
          <table:table-cell table:formula="of:=NORMDIST([.G119];873;292;0)" office:value-type="float" office:value="0.000328502666005348" calcext:value-type="float">
            <text:p>0.000328502666005</text:p>
          </table:table-cell>
          <table:table-cell table:number-columns-repeated="9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34839" calcext:value-type="float">
            <text:p>34839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NORMDIST([.G120];873;292;0)" office:value-type="float" office:value="0.000266397598636726" calcext:value-type="float">
            <text:p>0.000266397598637</text:p>
          </table:table-cell>
          <table:table-cell table:number-columns-repeated="9"/>
        </table:table-row>
        <table:table-row table:style-name="ro2">
          <table:table-cell office:value-type="float" office:value="715.5" calcext:value-type="float">
            <text:p>715.5</text:p>
          </table:table-cell>
          <table:table-cell table:number-columns-repeated="3"/>
          <table:table-cell office:value-type="float" office:value="32222" calcext:value-type="float">
            <text:p>32222</text:p>
          </table:table-cell>
          <table:table-cell/>
          <table:table-cell office:value-type="float" office:value="1474" calcext:value-type="float">
            <text:p>1474</text:p>
          </table:table-cell>
          <table:table-cell table:formula="of:=NORMDIST([.G121];873;292;0)" office:value-type="float" office:value="0.000164298538547391" calcext:value-type="float">
            <text:p>0.000164298538547</text:p>
          </table:table-cell>
          <table:table-cell table:number-columns-repeated="9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30485" calcext:value-type="float">
            <text:p>30485</text:p>
          </table:table-cell>
          <table:table-cell/>
          <table:table-cell office:value-type="float" office:value="1737" calcext:value-type="float">
            <text:p>1737</text:p>
          </table:table-cell>
          <table:table-cell table:formula="of:=NORMDIST([.G122];873;292;0)" office:value-type="float" office:value="0.0000171545159151937" calcext:value-type="float">
            <text:p>1.71545159151937E-05</text:p>
          </table:table-cell>
          <table:table-cell table:number-columns-repeated="9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29336" calcext:value-type="float">
            <text:p>29336</text:p>
          </table:table-cell>
          <table:table-cell/>
          <table:table-cell office:value-type="float" office:value="1779" calcext:value-type="float">
            <text:p>1779</text:p>
          </table:table-cell>
          <table:table-cell table:formula="of:=NORMDIST([.G123];873;292;0)" office:value-type="float" office:value="0.0000110930780950006" calcext:value-type="float">
            <text:p>1.10930780950006E-05</text:p>
          </table:table-cell>
          <table:table-cell table:number-columns-repeated="9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26976" calcext:value-type="float">
            <text:p>26976</text:p>
          </table:table-cell>
          <table:table-cell/>
          <table:table-cell office:value-type="float" office:value="2035" calcext:value-type="float">
            <text:p>2035</text:p>
          </table:table-cell>
          <table:table-cell table:formula="of:=NORMDIST([.G124];873;292;0)" office:value-type="float" office:value="0.000000497479412219643" calcext:value-type="float">
            <text:p>4.97479412219643E-07</text:p>
          </table:table-cell>
          <table:table-cell table:number-columns-repeated="9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27400" calcext:value-type="float">
            <text:p>27400</text:p>
          </table:table-cell>
          <table:table-cell table:number-columns-repeated="12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3"/>
          <table:table-cell office:value-type="float" office:value="30341" calcext:value-type="float">
            <text:p>30341</text:p>
          </table:table-cell>
          <table:table-cell/>
          <table:table-cell office:value-type="string" calcext:value-type="string">
            <text:p>Mean: 868</text:p>
          </table:table-cell>
          <table:table-cell table:number-columns-repeated="10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3"/>
          <table:table-cell office:value-type="float" office:value="33286" calcext:value-type="float">
            <text:p>33286</text:p>
          </table:table-cell>
          <table:table-cell/>
          <table:table-cell office:value-type="string" calcext:value-type="string">
            <text:p>Median: 873</text:p>
          </table:table-cell>
          <table:table-cell table:number-columns-repeated="10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35743" calcext:value-type="float">
            <text:p>35743</text:p>
          </table:table-cell>
          <table:table-cell/>
          <table:table-cell office:value-type="string" calcext:value-type="string">
            <text:p>Std dev: 292</text:p>
          </table:table-cell>
          <table:table-cell table:number-columns-repeated="10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40705" calcext:value-type="float">
            <text:p>40705</text:p>
          </table:table-cell>
          <table:table-cell/>
          <table:table-cell office:value-type="string" calcext:value-type="string">
            <text:p>Min:307</text:p>
          </table:table-cell>
          <table:table-cell table:number-columns-repeated="10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29967" calcext:value-type="float">
            <text:p>29967</text:p>
          </table:table-cell>
          <table:table-cell/>
          <table:table-cell office:value-type="string" calcext:value-type="string">
            <text:p>Max: 2035</text:p>
          </table:table-cell>
          <table:table-cell table:number-columns-repeated="10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3672" calcext:value-type="float">
            <text:p>3672</text:p>
          </table:table-cell>
          <table:table-cell office:value-type="float" office:value="31295" calcext:value-type="float">
            <text:p>31295</text:p>
          </table:table-cell>
          <table:table-cell table:number-columns-repeated="12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37043" calcext:value-type="float">
            <text:p>37043</text:p>
          </table:table-cell>
          <table:table-cell table:number-columns-repeated="12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40679" calcext:value-type="float">
            <text:p>40679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9834" calcext:value-type="float">
            <text:p>19834</text:p>
          </table:table-cell>
          <table:table-cell office:value-type="float" office:value="27389" calcext:value-type="float">
            <text:p>27389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43024" calcext:value-type="float">
            <text:p>43024</text:p>
          </table:table-cell>
          <table:table-cell table:number-columns-repeated="12"/>
        </table:table-row>
        <table:table-row table:style-name="ro2">
          <table:table-cell/>
          <table:table-cell office:value-type="float" office:value="23280" calcext:value-type="float">
            <text:p>23280</text:p>
          </table:table-cell>
          <table:table-cell office:value-type="float" office:value="17646" calcext:value-type="float">
            <text:p>17646</text:p>
          </table:table-cell>
          <table:table-cell table:number-columns-repeated="14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3087" calcext:value-type="float">
            <text:p>23087</text:p>
          </table:table-cell>
          <table:table-cell office:value-type="float" office:value="16912" calcext:value-type="float">
            <text:p>16912</text:p>
          </table:table-cell>
          <table:table-cell table:number-columns-repeated="14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21804" calcext:value-type="float">
            <text:p>21804</text:p>
          </table:table-cell>
          <table:table-cell office:value-type="float" office:value="17421" calcext:value-type="float">
            <text:p>17421</text:p>
          </table:table-cell>
          <table:table-cell table:number-columns-repeated="14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094" calcext:value-type="float">
            <text:p>19094</text:p>
          </table:table-cell>
          <table:table-cell office:value-type="float" office:value="17120" calcext:value-type="float">
            <text:p>17120</text:p>
          </table:table-cell>
          <table:table-cell table:number-columns-repeated="14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8199" calcext:value-type="float">
            <text:p>18199</text:p>
          </table:table-cell>
          <table:table-cell office:value-type="float" office:value="15374" calcext:value-type="float">
            <text:p>15374</text:p>
          </table:table-cell>
          <table:table-cell table:number-columns-repeated="14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7275" calcext:value-type="float">
            <text:p>17275</text:p>
          </table:table-cell>
          <table:table-cell office:value-type="float" office:value="13902" calcext:value-type="float">
            <text:p>13902</text:p>
          </table:table-cell>
          <table:table-cell table:number-columns-repeated="14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6367" calcext:value-type="float">
            <text:p>16367</text:p>
          </table:table-cell>
          <table:table-cell office:value-type="float" office:value="15940" calcext:value-type="float">
            <text:p>15940</text:p>
          </table:table-cell>
          <table:table-cell table:number-columns-repeated="14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5896" calcext:value-type="float">
            <text:p>15896</text:p>
          </table:table-cell>
          <table:table-cell office:value-type="float" office:value="16621" calcext:value-type="float">
            <text:p>16621</text:p>
          </table:table-cell>
          <table:table-cell table:number-columns-repeated="14"/>
        </table:table-row>
        <table:table-row table:style-name="ro2">
          <table:table-cell office:value-type="float" office:value="938.5" calcext:value-type="float">
            <text:p>938.5</text:p>
          </table:table-cell>
          <table:table-cell office:value-type="float" office:value="15631" calcext:value-type="float">
            <text:p>15631</text:p>
          </table:table-cell>
          <table:table-cell office:value-type="float" office:value="18878" calcext:value-type="float">
            <text:p>18878</text:p>
          </table:table-cell>
          <table:table-cell table:number-columns-repeated="14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21683" calcext:value-type="float">
            <text:p>21683</text:p>
          </table:table-cell>
          <table:table-cell office:value-type="float" office:value="20591" calcext:value-type="float">
            <text:p>20591</text:p>
          </table:table-cell>
          <table:table-cell table:number-columns-repeated="14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9593" calcext:value-type="float">
            <text:p>19593</text:p>
          </table:table-cell>
          <table:table-cell office:value-type="float" office:value="21694" calcext:value-type="float">
            <text:p>21694</text:p>
          </table:table-cell>
          <table:table-cell table:number-columns-repeated="14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6607" calcext:value-type="float">
            <text:p>16607</text:p>
          </table:table-cell>
          <table:table-cell office:value-type="float" office:value="22114" calcext:value-type="float">
            <text:p>22114</text:p>
          </table:table-cell>
          <table:table-cell table:number-columns-repeated="14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19141" calcext:value-type="float">
            <text:p>19141</text:p>
          </table:table-cell>
          <table:table-cell office:value-type="float" office:value="22876" calcext:value-type="float">
            <text:p>22876</text:p>
          </table:table-cell>
          <table:table-cell table:number-columns-repeated="14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19149" calcext:value-type="float">
            <text:p>19149</text:p>
          </table:table-cell>
          <table:table-cell office:value-type="float" office:value="22114" calcext:value-type="float">
            <text:p>22114</text:p>
          </table:table-cell>
          <table:table-cell table:number-columns-repeated="14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8473" calcext:value-type="float">
            <text:p>18473</text:p>
          </table:table-cell>
          <table:table-cell office:value-type="float" office:value="21690" calcext:value-type="float">
            <text:p>21690</text:p>
          </table:table-cell>
          <table:table-cell table:number-columns-repeated="14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19597" calcext:value-type="float">
            <text:p>19597</text:p>
          </table:table-cell>
          <table:table-cell office:value-type="float" office:value="19921" calcext:value-type="float">
            <text:p>19921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Mean-956.3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edian-87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de-544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P2:Sheet1.P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0:41:28.115055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57:39.389564196</meta:creation-date>
    <dc:date>2019-03-12T11:15:48.110260119</dc:date>
    <meta:editing-duration>PT1H13M51S</meta:editing-duration>
    <meta:editing-cycles>11</meta:editing-cycles>
    <meta:generator>LibreOffice/6.0.7.3$Linux_X86_64 LibreOffice_project/00m0$Build-3</meta:generator>
    <meta:document-statistic meta:table-count="1" meta:cell-count="866" meta:object-count="0"/>
  </office:meta>
</office:document-meta>
</file>